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FC145460CC17049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0F856FB5327BAC6B.png" manifest:media-type="image/png"/>
  <manifest:file-entry manifest:full-path="Object 3/Pictures/100000000000000800000008881DB5AB0A5F9F2C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style:font-name="Times New Roma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38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1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/>
    </style:style>
    <style:style style:name="ce8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Times New Roman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Times New Roman"/>
    </style:style>
    <style:style style:name="ce5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7" style:family="table-cell" style:parent-style-name="Default" style:data-style-name="N125">
      <style:text-properties style:font-name="Times New Roman"/>
    </style:style>
    <style:style style:name="ce2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Times New Roman"/>
    </style:style>
    <style:style style:name="ce66" style:family="table-cell" style:parent-style-name="Default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23" style:family="table-cell" style:parent-style-name="Default" style:data-style-name="N2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Times New Roma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Times New Roman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53" style:family="table-cell" style:parent-style-name="Default">
      <style:table-cell-properties fo:border-bottom="0.74pt dashe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Times New Roman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style:font-name="Times New Roman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"/>
    </style:style>
    <style:style style:name="ce5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"/>
    </style:style>
    <style:style style:name="ce60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b2b2b2" style:font-name="Times New Roman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color="#b2b2b2"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font-name="Times New Roman" style:text-position="-8% 58%"/>
    </style:style>
    <style:style style:name="T5" style:family="text">
      <style:text-properties style:text-position="0% 100%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Исходные данные" table:style-name="ta1">
        <table:table-column table:style-name="co1" table:default-cell-style-name="Default"/>
        <table:table-column table:style-name="co2" table:number-columns-repeated="7" table:default-cell-style-name="ce3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Исходные данные</text:p>
          </table:table-cell>
          <table:covered-table-cell table:number-columns-repeated="6" table:style-name="ce1"/>
        </table:table-row>
        <table:table-row table:style-name="ro1">
          <table:table-cell/>
          <table:table-cell office:value-type="string" calcext:value-type="string">
            <text:p>t, год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y, шт.</text:p>
          </table:table-cell>
          <table:table-cell office:value-type="float" office:value="11.5" calcext:value-type="float">
            <text:p>11.5</text:p>
          </table:table-cell>
          <table:table-cell office:value-type="float" office:value="7.3" calcext:value-type="float">
            <text:p>7.3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</table:table-row>
      </table:table>
      <table:table table:name="Расчет МНК" table:style-name="ta1">
        <table:shapes>
          <draw:frame draw:z-index="0" draw:style-name="gr1" draw:text-style-name="P1" svg:width="1.838cm" svg:height="0.53cm" svg:x="13.034cm" svg:y="1.06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8"/>
        <table:table-column table:style-name="co2" table:number-columns-repeated="6" table:default-cell-style-name="ce38"/>
        <table:table-column table:style-name="co1" table:number-columns-repeated="1017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Таблица для расчета сумм для МНК</text:p>
          </table:table-cell>
          <table:covered-table-cell table:number-columns-repeated="4" table:style-name="ce7"/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Для линии тренда: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t, год</text:p>
          </table:table-cell>
          <table:table-cell table:style-name="ce37" office:value-type="string" calcext:value-type="string">
            <text:p>y, шт.</text:p>
          </table:table-cell>
          <table:table-cell table:style-name="ce37" office:value-type="string" calcext:value-type="string">
            <text:p>t<text:span text:style-name="T1">i</text:span></text:p>
          </table:table-cell>
          <table:table-cell table:style-name="ce37" office:value-type="string" calcext:value-type="string">
            <text:p>y<text:span text:style-name="T1">i</text:span></text:p>
          </table:table-cell>
          <table:table-cell table:style-name="ce37" office:value-type="string" calcext:value-type="string">
            <text:p><text:span text:style-name="T2">t</text:span><text:span text:style-name="T3">2</text:span></text:p>
          </table:table-cell>
          <table:table-cell table:style-name="ce37" office:value-type="string" calcext:value-type="string">
            <text:p>y<text:span text:style-name="T1">i</text:span>t<text:span text:style-name="T1">i</text:span></text:p>
          </table:table-cell>
          <table:table-cell/>
          <table:table-cell table:style-name="ce1" table:number-columns-spanned="2" table:number-rows-spanned="3"/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ce37" table:formula="of:=[$'Исходные данные'.C3]" office:value-type="float" office:value="1" calcext:value-type="float">
            <text:p>1</text:p>
          </table:table-cell>
          <table:table-cell table:style-name="ce37" table:formula="of:=[$'Исходные данные'.C4]" office:value-type="float" office:value="11.5" calcext:value-type="float">
            <text:p>11.5</text:p>
          </table:table-cell>
          <table:table-cell table:style-name="ce8" table:formula="of:=[.B4]" office:value-type="float" office:value="1" calcext:value-type="float">
            <text:p>1.000</text:p>
          </table:table-cell>
          <table:table-cell table:style-name="ce8" table:formula="of:=[.C4]" office:value-type="float" office:value="11.5" calcext:value-type="float">
            <text:p>11.500</text:p>
          </table:table-cell>
          <table:table-cell table:style-name="ce8" table:formula="of:=[.B4]*[.B4]" office:value-type="float" office:value="1" calcext:value-type="float">
            <text:p>1.000</text:p>
          </table:table-cell>
          <table:table-cell table:style-name="ce8" table:formula="of:=[.C4]*[.B4]" office:value-type="float" office:value="11.5" calcext:value-type="float">
            <text:p>11.500</text:p>
          </table:table-cell>
          <table:table-cell/>
          <table:covered-table-cell table:number-columns-repeated="2" table:style-name="ce1"/>
          <table:table-cell table:number-columns-repeated="1014"/>
        </table:table-row>
        <table:table-row table:style-name="ro1">
          <table:table-cell/>
          <table:table-cell table:style-name="ce37" table:formula="of:=[$'Исходные данные'.D3]" office:value-type="float" office:value="2" calcext:value-type="float">
            <text:p>2</text:p>
          </table:table-cell>
          <table:table-cell table:style-name="ce37" table:formula="of:=[$'Исходные данные'.D4]" office:value-type="float" office:value="7.3" calcext:value-type="float">
            <text:p>7.3</text:p>
          </table:table-cell>
          <table:table-cell table:style-name="ce8" table:formula="of:=[.B5]" office:value-type="float" office:value="2" calcext:value-type="float">
            <text:p>2.000</text:p>
          </table:table-cell>
          <table:table-cell table:style-name="ce8" table:formula="of:=[.C5]" office:value-type="float" office:value="7.3" calcext:value-type="float">
            <text:p>7.300</text:p>
          </table:table-cell>
          <table:table-cell table:style-name="ce8" table:formula="of:=[.B5]*[.B5]" office:value-type="float" office:value="4" calcext:value-type="float">
            <text:p>4.000</text:p>
          </table:table-cell>
          <table:table-cell table:style-name="ce8" table:formula="of:=[.C5]*[.B5]" office:value-type="float" office:value="14.6" calcext:value-type="float">
            <text:p>14.600</text:p>
          </table:table-cell>
          <table:table-cell/>
          <table:covered-table-cell table:number-columns-repeated="2" table:style-name="ce1"/>
          <table:table-cell table:number-columns-repeated="1014"/>
        </table:table-row>
        <table:table-row table:style-name="ro1">
          <table:table-cell/>
          <table:table-cell table:style-name="ce37" table:formula="of:=[$'Исходные данные'.E3]" office:value-type="float" office:value="3" calcext:value-type="float">
            <text:p>3</text:p>
          </table:table-cell>
          <table:table-cell table:style-name="ce37" table:formula="of:=[$'Исходные данные'.E4]" office:value-type="float" office:value="6.5" calcext:value-type="float">
            <text:p>6.5</text:p>
          </table:table-cell>
          <table:table-cell table:style-name="ce8" table:formula="of:=[.B6]" office:value-type="float" office:value="3" calcext:value-type="float">
            <text:p>3.000</text:p>
          </table:table-cell>
          <table:table-cell table:style-name="ce8" table:formula="of:=[.C6]" office:value-type="float" office:value="6.5" calcext:value-type="float">
            <text:p>6.500</text:p>
          </table:table-cell>
          <table:table-cell table:style-name="ce8" table:formula="of:=[.B6]*[.B6]" office:value-type="float" office:value="9" calcext:value-type="float">
            <text:p>9.000</text:p>
          </table:table-cell>
          <table:table-cell table:style-name="ce8" table:formula="of:=[.C6]*[.B6]" office:value-type="float" office:value="19.5" calcext:value-type="float">
            <text:p>19.500</text:p>
          </table:table-cell>
          <table:table-cell table:number-columns-repeated="1017"/>
        </table:table-row>
        <table:table-row table:style-name="ro1">
          <table:table-cell/>
          <table:table-cell table:style-name="ce37" table:formula="of:=[$'Исходные данные'.F3]" office:value-type="float" office:value="4" calcext:value-type="float">
            <text:p>4</text:p>
          </table:table-cell>
          <table:table-cell table:style-name="ce37" table:formula="of:=[$'Исходные данные'.F4]" office:value-type="float" office:value="5.6" calcext:value-type="float">
            <text:p>5.6</text:p>
          </table:table-cell>
          <table:table-cell table:style-name="ce8" table:formula="of:=[.B7]" office:value-type="float" office:value="4" calcext:value-type="float">
            <text:p>4.000</text:p>
          </table:table-cell>
          <table:table-cell table:style-name="ce8" table:formula="of:=[.C7]" office:value-type="float" office:value="5.6" calcext:value-type="float">
            <text:p>5.600</text:p>
          </table:table-cell>
          <table:table-cell table:style-name="ce8" table:formula="of:=[.B7]*[.B7]" office:value-type="float" office:value="16" calcext:value-type="float">
            <text:p>16.000</text:p>
          </table:table-cell>
          <table:table-cell table:style-name="ce8" table:formula="of:=[.C7]*[.B7]" office:value-type="float" office:value="22.4" calcext:value-type="float">
            <text:p>22.400</text:p>
          </table:table-cell>
          <table:table-cell table:number-columns-repeated="1017"/>
        </table:table-row>
        <table:table-row table:style-name="ro1">
          <table:table-cell/>
          <table:table-cell table:style-name="ce37" table:formula="of:=[$'Исходные данные'.G3]" office:value-type="float" office:value="5" calcext:value-type="float">
            <text:p>5</text:p>
          </table:table-cell>
          <table:table-cell table:style-name="ce37" table:formula="of:=[$'Исходные данные'.G4]" office:value-type="float" office:value="5.5" calcext:value-type="float">
            <text:p>5.5</text:p>
          </table:table-cell>
          <table:table-cell table:style-name="ce8" table:formula="of:=[.B8]" office:value-type="float" office:value="5" calcext:value-type="float">
            <text:p>5.000</text:p>
          </table:table-cell>
          <table:table-cell table:style-name="ce8" table:formula="of:=[.C8]" office:value-type="float" office:value="5.5" calcext:value-type="float">
            <text:p>5.500</text:p>
          </table:table-cell>
          <table:table-cell table:style-name="ce8" table:formula="of:=[.B8]*[.B8]" office:value-type="float" office:value="25" calcext:value-type="float">
            <text:p>25.000</text:p>
          </table:table-cell>
          <table:table-cell table:style-name="ce8" table:formula="of:=[.C8]*[.B8]" office:value-type="float" office:value="27.5" calcext:value-type="float">
            <text:p>27.500</text:p>
          </table:table-cell>
          <table:table-cell table:number-columns-repeated="1017"/>
        </table:table-row>
        <table:table-row table:style-name="ro1">
          <table:table-cell/>
          <table:table-cell table:style-name="ce37" table:formula="of:=[$'Исходные данные'.H3]" office:value-type="float" office:value="6" calcext:value-type="float">
            <text:p>6</text:p>
          </table:table-cell>
          <table:table-cell table:style-name="ce37" table:formula="of:=[$'Исходные данные'.H4]" office:value-type="float" office:value="4.9" calcext:value-type="float">
            <text:p>4.9</text:p>
          </table:table-cell>
          <table:table-cell table:style-name="ce8" table:formula="of:=[.B9]" office:value-type="float" office:value="6" calcext:value-type="float">
            <text:p>6.000</text:p>
          </table:table-cell>
          <table:table-cell table:style-name="ce8" table:formula="of:=[.C9]" office:value-type="float" office:value="4.9" calcext:value-type="float">
            <text:p>4.900</text:p>
          </table:table-cell>
          <table:table-cell table:style-name="ce8" table:formula="of:=[.B9]*[.B9]" office:value-type="float" office:value="36" calcext:value-type="float">
            <text:p>36.000</text:p>
          </table:table-cell>
          <table:table-cell table:style-name="ce8" table:formula="of:=[.C9]*[.B9]" office:value-type="float" office:value="29.4" calcext:value-type="float">
            <text:p>29.40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начения</text:p>
          </table:table-cell>
          <table:covered-table-cell table:style-name="ce37"/>
          <table:table-cell table:style-name="ce8" office:value-type="string" calcext:value-type="string">
            <text:p>α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ɣ</text:p>
          </table:table-cell>
          <table:table-cell table:style-name="ce8" office:value-type="string" calcext:value-type="string">
            <text:p>δ</text:p>
          </table:table-cell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Σ</text:p>
          </table:table-cell>
          <table:covered-table-cell/>
          <table:table-cell table:style-name="ce8" table:formula="of:=SUM([.D4:.D9])" office:value-type="float" office:value="21" calcext:value-type="float">
            <text:p>21.000</text:p>
          </table:table-cell>
          <table:table-cell table:style-name="ce8" table:formula="of:=SUM([.E4:.E9])" office:value-type="float" office:value="41.3" calcext:value-type="float">
            <text:p>41.300</text:p>
          </table:table-cell>
          <table:table-cell table:style-name="ce8" table:formula="of:=SUM([.F4:.F9])" office:value-type="float" office:value="91" calcext:value-type="float">
            <text:p>91.000</text:p>
          </table:table-cell>
          <table:table-cell table:style-name="ce8" table:formula="of:=SUM([.G4:.G9])" office:value-type="float" office:value="124.9" calcext:value-type="float">
            <text:p>124.900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шение СЛУ" table:style-name="ta1">
        <table:table-column table:style-name="co1" table:default-cell-style-name="ce38"/>
        <table:table-column table:style-name="co4" table:number-columns-repeated="6" table:default-cell-style-name="ce38"/>
        <table:table-column table:style-name="co1" table:default-cell-style-name="ce38"/>
        <table:table-column table:style-name="co5" table:default-cell-style-name="ce38"/>
        <table:table-column table:style-name="co1" table:number-columns-repeated="1015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Решение СЛУ методом Крамера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 table:number-columns-spanned="1" table:number-rows-spanned="2">
            <text:p>Δ =</text:p>
          </table:table-cell>
          <table:table-cell table:style-name="ce48" office:value-type="float" office:value="6" calcext:value-type="float">
            <text:p>6</text:p>
          </table:table-cell>
          <table:table-cell table:style-name="ce49" office:value-type="string" calcext:value-type="string">
            <text:p>α</text:p>
          </table:table-cell>
          <table:table-cell table:style-name="ce47" office:value-type="string" calcext:value-type="string" table:number-columns-spanned="1" table:number-rows-spanned="2">
            <text:p>=</text:p>
          </table:table-cell>
          <table:table-cell table:style-name="ce50" table:formula="of:=6*[$'Расчет МНК'.F11]-[$'Расчет МНК'.D11]*[$'Расчет МНК'.D11]" office:value-type="float" office:value="105" calcext:value-type="float" table:number-columns-spanned="2" table:number-rows-spanned="2">
            <text:p>105.000</text:p>
          </table:table-cell>
          <table:covered-table-cell table:style-name="ce28"/>
          <table:table-cell table:style-name="ce64"/>
          <table:table-cell table:style-name="ce65" office:value-type="string" calcext:value-type="string">
            <text:p>a = Δ<text:span text:style-name="T1">a</text:span>/Δ =</text:p>
          </table:table-cell>
          <table:table-cell table:style-name="ce66" table:formula="of:=[.F7]/[.F4]" office:value-type="float" office:value="10.8133333333333" calcext:value-type="float">
            <text:p>10.813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style-name="ce48" office:value-type="string" calcext:value-type="string">
            <text:p>α</text:p>
          </table:table-cell>
          <table:table-cell table:style-name="ce49" office:value-type="string" calcext:value-type="string">
            <text:p>ɣ</text:p>
          </table:table-cell>
          <table:covered-table-cell/>
          <table:covered-table-cell table:style-name="ce27"/>
          <table:covered-table-cell table:style-name="ce28"/>
          <table:table-cell table:style-name="ce64"/>
          <table:table-cell table:style-name="ce65" office:value-type="string" calcext:value-type="string">
            <text:p>b = Δ<text:span text:style-name="T1">b</text:span>/Δ =</text:p>
          </table:table-cell>
          <table:table-cell table:style-name="ce66" table:formula="of:=[.F10]/[.F4]" office:value-type="float" office:value="-1.12285714285714" calcext:value-type="float">
            <text:p>-1.12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7" table:number-columns-repeated="2"/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 table:number-columns-spanned="1" table:number-rows-spanned="2">
            <text:p>Δ<text:span text:style-name="T1">a</text:span> =</text:p>
          </table:table-cell>
          <table:table-cell table:style-name="ce48" office:value-type="string" calcext:value-type="string">
            <text:p>β</text:p>
          </table:table-cell>
          <table:table-cell table:style-name="ce49" office:value-type="string" calcext:value-type="string">
            <text:p>α</text:p>
          </table:table-cell>
          <table:table-cell table:style-name="ce47" office:value-type="string" calcext:value-type="string" table:number-columns-spanned="1" table:number-rows-spanned="2">
            <text:p>=</text:p>
          </table:table-cell>
          <table:table-cell table:style-name="ce50" table:formula="of:=[$'Расчет МНК'.E11]*[$'Расчет МНК'.F11]-[$'Расчет МНК'.D11]*[$'Расчет МНК'.G11]" office:value-type="float" office:value="1135.4" calcext:value-type="float" table:number-columns-spanned="2" table:number-rows-spanned="2">
            <text:p>1135.400</text:p>
          </table:table-cell>
          <table:covered-table-cell table:style-name="ce28"/>
          <table:table-cell table:number-columns-repeated="1017"/>
        </table:table-row>
        <table:table-row table:style-name="ro1">
          <table:table-cell/>
          <table:covered-table-cell/>
          <table:table-cell table:style-name="ce48" office:value-type="string" calcext:value-type="string">
            <text:p>δ</text:p>
          </table:table-cell>
          <table:table-cell table:style-name="ce49" office:value-type="string" calcext:value-type="string">
            <text:p>ɣ</text:p>
          </table:table-cell>
          <table:covered-table-cell/>
          <table:covered-table-cell table:style-name="ce27"/>
          <table:covered-table-cell table:style-name="ce28"/>
          <table:table-cell table:number-columns-repeated="1017"/>
        </table:table-row>
        <table:table-row table:style-name="ro1">
          <table:table-cell table:number-columns-repeated="5"/>
          <table:table-cell table:style-name="ce27" table:number-columns-repeated="2"/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 table:number-columns-spanned="1" table:number-rows-spanned="2">
            <text:p>Δ<text:span text:style-name="T1">b</text:span> =</text:p>
          </table:table-cell>
          <table:table-cell table:style-name="ce48" office:value-type="float" office:value="6" calcext:value-type="float">
            <text:p>6</text:p>
          </table:table-cell>
          <table:table-cell table:style-name="ce49" office:value-type="string" calcext:value-type="string">
            <text:p>β</text:p>
          </table:table-cell>
          <table:table-cell table:style-name="ce47" office:value-type="string" calcext:value-type="string" table:number-columns-spanned="1" table:number-rows-spanned="2">
            <text:p>=</text:p>
          </table:table-cell>
          <table:table-cell table:style-name="ce50" table:formula="of:=6*[$'Расчет МНК'.G11]-[$'Расчет МНК'.E11]*[$'Расчет МНК'.D11]" office:value-type="float" office:value="-117.9" calcext:value-type="float" table:number-columns-spanned="2" table:number-rows-spanned="2">
            <text:p>-117.900</text:p>
          </table:table-cell>
          <table:covered-table-cell table:style-name="ce28"/>
          <table:table-cell table:number-columns-repeated="1017"/>
        </table:table-row>
        <table:table-row table:style-name="ro1">
          <table:table-cell/>
          <table:covered-table-cell/>
          <table:table-cell table:style-name="ce48" office:value-type="string" calcext:value-type="string">
            <text:p>α</text:p>
          </table:table-cell>
          <table:table-cell table:style-name="ce49" office:value-type="string" calcext:value-type="string">
            <text:p>δ</text:p>
          </table:table-cell>
          <table:covered-table-cell/>
          <table:covered-table-cell table:style-name="ce27"/>
          <table:covered-table-cell table:style-name="ce28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ния тренда" table:style-name="ta1">
        <table:shapes>
          <draw:frame draw:z-index="0" draw:style-name="gr2" draw:text-style-name="P1" svg:width="14.847cm" svg:height="23.134cm" svg:x="16.215cm" svg:y="0.173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Значения линии тренда для построения графика </text:p>
          </table:table-cell>
          <table:covered-table-cell table:number-columns-repeated="2" table:style-name="ce24"/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<text:span text:style-name="T2">ŷ</text:span><text:span text:style-name="T1">t</text:span>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$'Исходные данные'.C3]" office:value-type="float" office:value="1" calcext:value-type="float">
            <text:p>1.00</text:p>
          </table:table-cell>
          <table:table-cell table:style-name="ce8" table:formula="of:=[$'Решение СЛУ'.$J$4]+([$'Решение СЛУ'.$J$5]*[.B4])" office:value-type="float" office:value="9.69047619047619" calcext:value-type="float">
            <text:p>9.6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]+0.05" office:value-type="float" office:value="1.05" calcext:value-type="float">
            <text:p>1.05</text:p>
          </table:table-cell>
          <table:table-cell table:style-name="ce8" table:formula="of:=[$'Решение СЛУ'.$J$4]+([$'Решение СЛУ'.$J$5]*[.B5])" office:value-type="float" office:value="9.63433333333333" calcext:value-type="float">
            <text:p>9.63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]+0.05" office:value-type="float" office:value="1.1" calcext:value-type="float">
            <text:p>1.10</text:p>
          </table:table-cell>
          <table:table-cell table:style-name="ce8" table:formula="of:=[$'Решение СЛУ'.$J$4]+([$'Решение СЛУ'.$J$5]*[.B6])" office:value-type="float" office:value="9.57819047619047" calcext:value-type="float">
            <text:p>9.57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]+0.05" office:value-type="float" office:value="1.15" calcext:value-type="float">
            <text:p>1.15</text:p>
          </table:table-cell>
          <table:table-cell table:style-name="ce8" table:formula="of:=[$'Решение СЛУ'.$J$4]+([$'Решение СЛУ'.$J$5]*[.B7])" office:value-type="float" office:value="9.52204761904762" calcext:value-type="float">
            <text:p>9.52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]+0.05" office:value-type="float" office:value="1.2" calcext:value-type="float">
            <text:p>1.20</text:p>
          </table:table-cell>
          <table:table-cell table:style-name="ce8" table:formula="of:=[$'Решение СЛУ'.$J$4]+([$'Решение СЛУ'.$J$5]*[.B8])" office:value-type="float" office:value="9.46590476190476" calcext:value-type="float">
            <text:p>9.46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]+0.05" office:value-type="float" office:value="1.25" calcext:value-type="float">
            <text:p>1.25</text:p>
          </table:table-cell>
          <table:table-cell table:style-name="ce8" table:formula="of:=[$'Решение СЛУ'.$J$4]+([$'Решение СЛУ'.$J$5]*[.B9])" office:value-type="float" office:value="9.4097619047619" calcext:value-type="float">
            <text:p>9.41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]+0.05" office:value-type="float" office:value="1.3" calcext:value-type="float">
            <text:p>1.30</text:p>
          </table:table-cell>
          <table:table-cell table:style-name="ce8" table:formula="of:=[$'Решение СЛУ'.$J$4]+([$'Решение СЛУ'.$J$5]*[.B10])" office:value-type="float" office:value="9.35361904761905" calcext:value-type="float">
            <text:p>9.3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]+0.05" office:value-type="float" office:value="1.35" calcext:value-type="float">
            <text:p>1.35</text:p>
          </table:table-cell>
          <table:table-cell table:style-name="ce8" table:formula="of:=[$'Решение СЛУ'.$J$4]+([$'Решение СЛУ'.$J$5]*[.B11])" office:value-type="float" office:value="9.29747619047619" calcext:value-type="float">
            <text:p>9.2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]+0.05" office:value-type="float" office:value="1.4" calcext:value-type="float">
            <text:p>1.40</text:p>
          </table:table-cell>
          <table:table-cell table:style-name="ce8" table:formula="of:=[$'Решение СЛУ'.$J$4]+([$'Решение СЛУ'.$J$5]*[.B12])" office:value-type="float" office:value="9.24133333333333" calcext:value-type="float">
            <text:p>9.24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]+0.05" office:value-type="float" office:value="1.45" calcext:value-type="float">
            <text:p>1.45</text:p>
          </table:table-cell>
          <table:table-cell table:style-name="ce8" table:formula="of:=[$'Решение СЛУ'.$J$4]+([$'Решение СЛУ'.$J$5]*[.B13])" office:value-type="float" office:value="9.18519047619047" calcext:value-type="float">
            <text:p>9.18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]+0.05" office:value-type="float" office:value="1.5" calcext:value-type="float">
            <text:p>1.50</text:p>
          </table:table-cell>
          <table:table-cell table:style-name="ce8" table:formula="of:=[$'Решение СЛУ'.$J$4]+([$'Решение СЛУ'.$J$5]*[.B14])" office:value-type="float" office:value="9.12904761904762" calcext:value-type="float">
            <text:p>9.12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]+0.05" office:value-type="float" office:value="1.55" calcext:value-type="float">
            <text:p>1.55</text:p>
          </table:table-cell>
          <table:table-cell table:style-name="ce8" table:formula="of:=[$'Решение СЛУ'.$J$4]+([$'Решение СЛУ'.$J$5]*[.B15])" office:value-type="float" office:value="9.07290476190476" calcext:value-type="float">
            <text:p>9.07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5]+0.05" office:value-type="float" office:value="1.6" calcext:value-type="float">
            <text:p>1.60</text:p>
          </table:table-cell>
          <table:table-cell table:style-name="ce8" table:formula="of:=[$'Решение СЛУ'.$J$4]+([$'Решение СЛУ'.$J$5]*[.B16])" office:value-type="float" office:value="9.0167619047619" calcext:value-type="float">
            <text:p>9.0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6]+0.05" office:value-type="float" office:value="1.65" calcext:value-type="float">
            <text:p>1.65</text:p>
          </table:table-cell>
          <table:table-cell table:style-name="ce8" table:formula="of:=[$'Решение СЛУ'.$J$4]+([$'Решение СЛУ'.$J$5]*[.B17])" office:value-type="float" office:value="8.96061904761905" calcext:value-type="float">
            <text:p>8.96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7]+0.05" office:value-type="float" office:value="1.7" calcext:value-type="float">
            <text:p>1.70</text:p>
          </table:table-cell>
          <table:table-cell table:style-name="ce8" table:formula="of:=[$'Решение СЛУ'.$J$4]+([$'Решение СЛУ'.$J$5]*[.B18])" office:value-type="float" office:value="8.90447619047619" calcext:value-type="float">
            <text:p>8.90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8]+0.05" office:value-type="float" office:value="1.75" calcext:value-type="float">
            <text:p>1.75</text:p>
          </table:table-cell>
          <table:table-cell table:style-name="ce8" table:formula="of:=[$'Решение СЛУ'.$J$4]+([$'Решение СЛУ'.$J$5]*[.B19])" office:value-type="float" office:value="8.84833333333333" calcext:value-type="float">
            <text:p>8.8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9]+0.05" office:value-type="float" office:value="1.8" calcext:value-type="float">
            <text:p>1.80</text:p>
          </table:table-cell>
          <table:table-cell table:style-name="ce8" table:formula="of:=[$'Решение СЛУ'.$J$4]+([$'Решение СЛУ'.$J$5]*[.B20])" office:value-type="float" office:value="8.79219047619047" calcext:value-type="float">
            <text:p>8.79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0]+0.05" office:value-type="float" office:value="1.85" calcext:value-type="float">
            <text:p>1.85</text:p>
          </table:table-cell>
          <table:table-cell table:style-name="ce8" table:formula="of:=[$'Решение СЛУ'.$J$4]+([$'Решение СЛУ'.$J$5]*[.B21])" office:value-type="float" office:value="8.73604761904762" calcext:value-type="float">
            <text:p>8.7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1]+0.05" office:value-type="float" office:value="1.9" calcext:value-type="float">
            <text:p>1.90</text:p>
          </table:table-cell>
          <table:table-cell table:style-name="ce8" table:formula="of:=[$'Решение СЛУ'.$J$4]+([$'Решение СЛУ'.$J$5]*[.B22])" office:value-type="float" office:value="8.67990476190476" calcext:value-type="float">
            <text:p>8.6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2]+0.05" office:value-type="float" office:value="1.95" calcext:value-type="float">
            <text:p>1.95</text:p>
          </table:table-cell>
          <table:table-cell table:style-name="ce8" table:formula="of:=[$'Решение СЛУ'.$J$4]+([$'Решение СЛУ'.$J$5]*[.B23])" office:value-type="float" office:value="8.6237619047619" calcext:value-type="float">
            <text:p>8.62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3]+0.05" office:value-type="float" office:value="2" calcext:value-type="float">
            <text:p>2.00</text:p>
          </table:table-cell>
          <table:table-cell table:style-name="ce8" table:formula="of:=[$'Решение СЛУ'.$J$4]+([$'Решение СЛУ'.$J$5]*[.B24])" office:value-type="float" office:value="8.56761904761905" calcext:value-type="float">
            <text:p>8.5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4]+0.05" office:value-type="float" office:value="2.05" calcext:value-type="float">
            <text:p>2.05</text:p>
          </table:table-cell>
          <table:table-cell table:style-name="ce8" table:formula="of:=[$'Решение СЛУ'.$J$4]+([$'Решение СЛУ'.$J$5]*[.B25])" office:value-type="float" office:value="8.51147619047619" calcext:value-type="float">
            <text:p>8.5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5]+0.05" office:value-type="float" office:value="2.1" calcext:value-type="float">
            <text:p>2.10</text:p>
          </table:table-cell>
          <table:table-cell table:style-name="ce8" table:formula="of:=[$'Решение СЛУ'.$J$4]+([$'Решение СЛУ'.$J$5]*[.B26])" office:value-type="float" office:value="8.45533333333333" calcext:value-type="float">
            <text:p>8.45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6]+0.05" office:value-type="float" office:value="2.15" calcext:value-type="float">
            <text:p>2.15</text:p>
          </table:table-cell>
          <table:table-cell table:style-name="ce8" table:formula="of:=[$'Решение СЛУ'.$J$4]+([$'Решение СЛУ'.$J$5]*[.B27])" office:value-type="float" office:value="8.39919047619047" calcext:value-type="float">
            <text:p>8.39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7]+0.05" office:value-type="float" office:value="2.2" calcext:value-type="float">
            <text:p>2.20</text:p>
          </table:table-cell>
          <table:table-cell table:style-name="ce8" table:formula="of:=[$'Решение СЛУ'.$J$4]+([$'Решение СЛУ'.$J$5]*[.B28])" office:value-type="float" office:value="8.34304761904762" calcext:value-type="float">
            <text:p>8.34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8]+0.05" office:value-type="float" office:value="2.25" calcext:value-type="float">
            <text:p>2.25</text:p>
          </table:table-cell>
          <table:table-cell table:style-name="ce8" table:formula="of:=[$'Решение СЛУ'.$J$4]+([$'Решение СЛУ'.$J$5]*[.B29])" office:value-type="float" office:value="8.28690476190476" calcext:value-type="float">
            <text:p>8.2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9]+0.05" office:value-type="float" office:value="2.3" calcext:value-type="float">
            <text:p>2.30</text:p>
          </table:table-cell>
          <table:table-cell table:style-name="ce8" table:formula="of:=[$'Решение СЛУ'.$J$4]+([$'Решение СЛУ'.$J$5]*[.B30])" office:value-type="float" office:value="8.2307619047619" calcext:value-type="float">
            <text:p>8.2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0]+0.05" office:value-type="float" office:value="2.35" calcext:value-type="float">
            <text:p>2.35</text:p>
          </table:table-cell>
          <table:table-cell table:style-name="ce8" table:formula="of:=[$'Решение СЛУ'.$J$4]+([$'Решение СЛУ'.$J$5]*[.B31])" office:value-type="float" office:value="8.17461904761905" calcext:value-type="float">
            <text:p>8.17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1]+0.05" office:value-type="float" office:value="2.4" calcext:value-type="float">
            <text:p>2.40</text:p>
          </table:table-cell>
          <table:table-cell table:style-name="ce8" table:formula="of:=[$'Решение СЛУ'.$J$4]+([$'Решение СЛУ'.$J$5]*[.B32])" office:value-type="float" office:value="8.11847619047619" calcext:value-type="float">
            <text:p>8.11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2]+0.05" office:value-type="float" office:value="2.45" calcext:value-type="float">
            <text:p>2.45</text:p>
          </table:table-cell>
          <table:table-cell table:style-name="ce8" table:formula="of:=[$'Решение СЛУ'.$J$4]+([$'Решение СЛУ'.$J$5]*[.B33])" office:value-type="float" office:value="8.06233333333333" calcext:value-type="float">
            <text:p>8.06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3]+0.05" office:value-type="float" office:value="2.5" calcext:value-type="float">
            <text:p>2.50</text:p>
          </table:table-cell>
          <table:table-cell table:style-name="ce8" table:formula="of:=[$'Решение СЛУ'.$J$4]+([$'Решение СЛУ'.$J$5]*[.B34])" office:value-type="float" office:value="8.00619047619048" calcext:value-type="float">
            <text:p>8.00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4]+0.05" office:value-type="float" office:value="2.55" calcext:value-type="float">
            <text:p>2.55</text:p>
          </table:table-cell>
          <table:table-cell table:style-name="ce8" table:formula="of:=[$'Решение СЛУ'.$J$4]+([$'Решение СЛУ'.$J$5]*[.B35])" office:value-type="float" office:value="7.95004761904762" calcext:value-type="float">
            <text:p>7.95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5]+0.05" office:value-type="float" office:value="2.6" calcext:value-type="float">
            <text:p>2.60</text:p>
          </table:table-cell>
          <table:table-cell table:style-name="ce8" table:formula="of:=[$'Решение СЛУ'.$J$4]+([$'Решение СЛУ'.$J$5]*[.B36])" office:value-type="float" office:value="7.89390476190476" calcext:value-type="float">
            <text:p>7.89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6]+0.05" office:value-type="float" office:value="2.65" calcext:value-type="float">
            <text:p>2.65</text:p>
          </table:table-cell>
          <table:table-cell table:style-name="ce8" table:formula="of:=[$'Решение СЛУ'.$J$4]+([$'Решение СЛУ'.$J$5]*[.B37])" office:value-type="float" office:value="7.8377619047619" calcext:value-type="float">
            <text:p>7.83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7]+0.05" office:value-type="float" office:value="2.7" calcext:value-type="float">
            <text:p>2.70</text:p>
          </table:table-cell>
          <table:table-cell table:style-name="ce8" table:formula="of:=[$'Решение СЛУ'.$J$4]+([$'Решение СЛУ'.$J$5]*[.B38])" office:value-type="float" office:value="7.78161904761905" calcext:value-type="float">
            <text:p>7.7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8]+0.05" office:value-type="float" office:value="2.75" calcext:value-type="float">
            <text:p>2.75</text:p>
          </table:table-cell>
          <table:table-cell table:style-name="ce8" table:formula="of:=[$'Решение СЛУ'.$J$4]+([$'Решение СЛУ'.$J$5]*[.B39])" office:value-type="float" office:value="7.72547619047619" calcext:value-type="float">
            <text:p>7.72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9]+0.05" office:value-type="float" office:value="2.8" calcext:value-type="float">
            <text:p>2.80</text:p>
          </table:table-cell>
          <table:table-cell table:style-name="ce8" table:formula="of:=[$'Решение СЛУ'.$J$4]+([$'Решение СЛУ'.$J$5]*[.B40])" office:value-type="float" office:value="7.66933333333333" calcext:value-type="float">
            <text:p>7.66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0]+0.05" office:value-type="float" office:value="2.85" calcext:value-type="float">
            <text:p>2.85</text:p>
          </table:table-cell>
          <table:table-cell table:style-name="ce8" table:formula="of:=[$'Решение СЛУ'.$J$4]+([$'Решение СЛУ'.$J$5]*[.B41])" office:value-type="float" office:value="7.61319047619048" calcext:value-type="float">
            <text:p>7.61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1]+0.05" office:value-type="float" office:value="2.9" calcext:value-type="float">
            <text:p>2.90</text:p>
          </table:table-cell>
          <table:table-cell table:style-name="ce8" table:formula="of:=[$'Решение СЛУ'.$J$4]+([$'Решение СЛУ'.$J$5]*[.B42])" office:value-type="float" office:value="7.55704761904762" calcext:value-type="float">
            <text:p>7.55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2]+0.05" office:value-type="float" office:value="2.95" calcext:value-type="float">
            <text:p>2.95</text:p>
          </table:table-cell>
          <table:table-cell table:style-name="ce8" table:formula="of:=[$'Решение СЛУ'.$J$4]+([$'Решение СЛУ'.$J$5]*[.B43])" office:value-type="float" office:value="7.50090476190476" calcext:value-type="float">
            <text:p>7.50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3]+0.05" office:value-type="float" office:value="3" calcext:value-type="float">
            <text:p>3.00</text:p>
          </table:table-cell>
          <table:table-cell table:style-name="ce8" table:formula="of:=[$'Решение СЛУ'.$J$4]+([$'Решение СЛУ'.$J$5]*[.B44])" office:value-type="float" office:value="7.4447619047619" calcext:value-type="float">
            <text:p>7.44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4]+0.05" office:value-type="float" office:value="3.05" calcext:value-type="float">
            <text:p>3.05</text:p>
          </table:table-cell>
          <table:table-cell table:style-name="ce8" table:formula="of:=[$'Решение СЛУ'.$J$4]+([$'Решение СЛУ'.$J$5]*[.B45])" office:value-type="float" office:value="7.38861904761905" calcext:value-type="float">
            <text:p>7.38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5]+0.05" office:value-type="float" office:value="3.1" calcext:value-type="float">
            <text:p>3.10</text:p>
          </table:table-cell>
          <table:table-cell table:style-name="ce8" table:formula="of:=[$'Решение СЛУ'.$J$4]+([$'Решение СЛУ'.$J$5]*[.B46])" office:value-type="float" office:value="7.33247619047619" calcext:value-type="float">
            <text:p>7.33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6]+0.05" office:value-type="float" office:value="3.15" calcext:value-type="float">
            <text:p>3.15</text:p>
          </table:table-cell>
          <table:table-cell table:style-name="ce8" table:formula="of:=[$'Решение СЛУ'.$J$4]+([$'Решение СЛУ'.$J$5]*[.B47])" office:value-type="float" office:value="7.27633333333333" calcext:value-type="float">
            <text:p>7.27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7]+0.05" office:value-type="float" office:value="3.2" calcext:value-type="float">
            <text:p>3.20</text:p>
          </table:table-cell>
          <table:table-cell table:style-name="ce8" table:formula="of:=[$'Решение СЛУ'.$J$4]+([$'Решение СЛУ'.$J$5]*[.B48])" office:value-type="float" office:value="7.22019047619048" calcext:value-type="float">
            <text:p>7.22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8]+0.05" office:value-type="float" office:value="3.25" calcext:value-type="float">
            <text:p>3.25</text:p>
          </table:table-cell>
          <table:table-cell table:style-name="ce8" table:formula="of:=[$'Решение СЛУ'.$J$4]+([$'Решение СЛУ'.$J$5]*[.B49])" office:value-type="float" office:value="7.16404761904762" calcext:value-type="float">
            <text:p>7.16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9]+0.05" office:value-type="float" office:value="3.3" calcext:value-type="float">
            <text:p>3.30</text:p>
          </table:table-cell>
          <table:table-cell table:style-name="ce8" table:formula="of:=[$'Решение СЛУ'.$J$4]+([$'Решение СЛУ'.$J$5]*[.B50])" office:value-type="float" office:value="7.10790476190476" calcext:value-type="float">
            <text:p>7.10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0]+0.05" office:value-type="float" office:value="3.35" calcext:value-type="float">
            <text:p>3.35</text:p>
          </table:table-cell>
          <table:table-cell table:style-name="ce8" table:formula="of:=[$'Решение СЛУ'.$J$4]+([$'Решение СЛУ'.$J$5]*[.B51])" office:value-type="float" office:value="7.0517619047619" calcext:value-type="float">
            <text:p>7.0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1]+0.05" office:value-type="float" office:value="3.4" calcext:value-type="float">
            <text:p>3.40</text:p>
          </table:table-cell>
          <table:table-cell table:style-name="ce8" table:formula="of:=[$'Решение СЛУ'.$J$4]+([$'Решение СЛУ'.$J$5]*[.B52])" office:value-type="float" office:value="6.99561904761905" calcext:value-type="float">
            <text:p>6.99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2]+0.05" office:value-type="float" office:value="3.45" calcext:value-type="float">
            <text:p>3.45</text:p>
          </table:table-cell>
          <table:table-cell table:style-name="ce8" table:formula="of:=[$'Решение СЛУ'.$J$4]+([$'Решение СЛУ'.$J$5]*[.B53])" office:value-type="float" office:value="6.93947619047619" calcext:value-type="float">
            <text:p>6.9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3]+0.05" office:value-type="float" office:value="3.5" calcext:value-type="float">
            <text:p>3.50</text:p>
          </table:table-cell>
          <table:table-cell table:style-name="ce8" table:formula="of:=[$'Решение СЛУ'.$J$4]+([$'Решение СЛУ'.$J$5]*[.B54])" office:value-type="float" office:value="6.88333333333333" calcext:value-type="float">
            <text:p>6.88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4]+0.05" office:value-type="float" office:value="3.55" calcext:value-type="float">
            <text:p>3.55</text:p>
          </table:table-cell>
          <table:table-cell table:style-name="ce8" table:formula="of:=[$'Решение СЛУ'.$J$4]+([$'Решение СЛУ'.$J$5]*[.B55])" office:value-type="float" office:value="6.82719047619048" calcext:value-type="float">
            <text:p>6.82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5]+0.05" office:value-type="float" office:value="3.6" calcext:value-type="float">
            <text:p>3.60</text:p>
          </table:table-cell>
          <table:table-cell table:style-name="ce8" table:formula="of:=[$'Решение СЛУ'.$J$4]+([$'Решение СЛУ'.$J$5]*[.B56])" office:value-type="float" office:value="6.77104761904762" calcext:value-type="float">
            <text:p>6.77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6]+0.05" office:value-type="float" office:value="3.64999999999999" calcext:value-type="float">
            <text:p>3.65</text:p>
          </table:table-cell>
          <table:table-cell table:style-name="ce8" table:formula="of:=[$'Решение СЛУ'.$J$4]+([$'Решение СЛУ'.$J$5]*[.B57])" office:value-type="float" office:value="6.71490476190477" calcext:value-type="float">
            <text:p>6.71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7]+0.05" office:value-type="float" office:value="3.69999999999999" calcext:value-type="float">
            <text:p>3.70</text:p>
          </table:table-cell>
          <table:table-cell table:style-name="ce8" table:formula="of:=[$'Решение СЛУ'.$J$4]+([$'Решение СЛУ'.$J$5]*[.B58])" office:value-type="float" office:value="6.65876190476192" calcext:value-type="float">
            <text:p>6.65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8]+0.05" office:value-type="float" office:value="3.74999999999999" calcext:value-type="float">
            <text:p>3.75</text:p>
          </table:table-cell>
          <table:table-cell table:style-name="ce8" table:formula="of:=[$'Решение СЛУ'.$J$4]+([$'Решение СЛУ'.$J$5]*[.B59])" office:value-type="float" office:value="6.60261904761906" calcext:value-type="float">
            <text:p>6.60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9]+0.05" office:value-type="float" office:value="3.79999999999999" calcext:value-type="float">
            <text:p>3.80</text:p>
          </table:table-cell>
          <table:table-cell table:style-name="ce8" table:formula="of:=[$'Решение СЛУ'.$J$4]+([$'Решение СЛУ'.$J$5]*[.B60])" office:value-type="float" office:value="6.5464761904762" calcext:value-type="float">
            <text:p>6.54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0]+0.05" office:value-type="float" office:value="3.84999999999999" calcext:value-type="float">
            <text:p>3.85</text:p>
          </table:table-cell>
          <table:table-cell table:style-name="ce8" table:formula="of:=[$'Решение СЛУ'.$J$4]+([$'Решение СЛУ'.$J$5]*[.B61])" office:value-type="float" office:value="6.49033333333334" calcext:value-type="float">
            <text:p>6.4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1]+0.05" office:value-type="float" office:value="3.89999999999999" calcext:value-type="float">
            <text:p>3.90</text:p>
          </table:table-cell>
          <table:table-cell table:style-name="ce8" table:formula="of:=[$'Решение СЛУ'.$J$4]+([$'Решение СЛУ'.$J$5]*[.B62])" office:value-type="float" office:value="6.43419047619049" calcext:value-type="float">
            <text:p>6.43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2]+0.05" office:value-type="float" office:value="3.94999999999999" calcext:value-type="float">
            <text:p>3.95</text:p>
          </table:table-cell>
          <table:table-cell table:style-name="ce8" table:formula="of:=[$'Решение СЛУ'.$J$4]+([$'Решение СЛУ'.$J$5]*[.B63])" office:value-type="float" office:value="6.37804761904763" calcext:value-type="float">
            <text:p>6.37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3]+0.05" office:value-type="float" office:value="3.99999999999999" calcext:value-type="float">
            <text:p>4.00</text:p>
          </table:table-cell>
          <table:table-cell table:style-name="ce8" table:formula="of:=[$'Решение СЛУ'.$J$4]+([$'Решение СЛУ'.$J$5]*[.B64])" office:value-type="float" office:value="6.32190476190477" calcext:value-type="float">
            <text:p>6.32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4]+0.05" office:value-type="float" office:value="4.04999999999999" calcext:value-type="float">
            <text:p>4.05</text:p>
          </table:table-cell>
          <table:table-cell table:style-name="ce8" table:formula="of:=[$'Решение СЛУ'.$J$4]+([$'Решение СЛУ'.$J$5]*[.B65])" office:value-type="float" office:value="6.26576190476192" calcext:value-type="float">
            <text:p>6.26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5]+0.05" office:value-type="float" office:value="4.09999999999999" calcext:value-type="float">
            <text:p>4.10</text:p>
          </table:table-cell>
          <table:table-cell table:style-name="ce8" table:formula="of:=[$'Решение СЛУ'.$J$4]+([$'Решение СЛУ'.$J$5]*[.B66])" office:value-type="float" office:value="6.20961904761906" calcext:value-type="float">
            <text:p>6.21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6]+0.05" office:value-type="float" office:value="4.14999999999999" calcext:value-type="float">
            <text:p>4.15</text:p>
          </table:table-cell>
          <table:table-cell table:style-name="ce8" table:formula="of:=[$'Решение СЛУ'.$J$4]+([$'Решение СЛУ'.$J$5]*[.B67])" office:value-type="float" office:value="6.1534761904762" calcext:value-type="float">
            <text:p>6.15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7]+0.05" office:value-type="float" office:value="4.19999999999999" calcext:value-type="float">
            <text:p>4.20</text:p>
          </table:table-cell>
          <table:table-cell table:style-name="ce8" table:formula="of:=[$'Решение СЛУ'.$J$4]+([$'Решение СЛУ'.$J$5]*[.B68])" office:value-type="float" office:value="6.09733333333335" calcext:value-type="float">
            <text:p>6.0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8]+0.05" office:value-type="float" office:value="4.24999999999999" calcext:value-type="float">
            <text:p>4.25</text:p>
          </table:table-cell>
          <table:table-cell table:style-name="ce8" table:formula="of:=[$'Решение СЛУ'.$J$4]+([$'Решение СЛУ'.$J$5]*[.B69])" office:value-type="float" office:value="6.04119047619049" calcext:value-type="float">
            <text:p>6.04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9]+0.05" office:value-type="float" office:value="4.29999999999999" calcext:value-type="float">
            <text:p>4.30</text:p>
          </table:table-cell>
          <table:table-cell table:style-name="ce8" table:formula="of:=[$'Решение СЛУ'.$J$4]+([$'Решение СЛУ'.$J$5]*[.B70])" office:value-type="float" office:value="5.98504761904763" calcext:value-type="float">
            <text:p>5.98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0]+0.05" office:value-type="float" office:value="4.34999999999999" calcext:value-type="float">
            <text:p>4.35</text:p>
          </table:table-cell>
          <table:table-cell table:style-name="ce8" table:formula="of:=[$'Решение СЛУ'.$J$4]+([$'Решение СЛУ'.$J$5]*[.B71])" office:value-type="float" office:value="5.92890476190477" calcext:value-type="float">
            <text:p>5.92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1]+0.05" office:value-type="float" office:value="4.39999999999999" calcext:value-type="float">
            <text:p>4.40</text:p>
          </table:table-cell>
          <table:table-cell table:style-name="ce8" table:formula="of:=[$'Решение СЛУ'.$J$4]+([$'Решение СЛУ'.$J$5]*[.B72])" office:value-type="float" office:value="5.87276190476192" calcext:value-type="float">
            <text:p>5.87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2]+0.05" office:value-type="float" office:value="4.44999999999999" calcext:value-type="float">
            <text:p>4.45</text:p>
          </table:table-cell>
          <table:table-cell table:style-name="ce8" table:formula="of:=[$'Решение СЛУ'.$J$4]+([$'Решение СЛУ'.$J$5]*[.B73])" office:value-type="float" office:value="5.81661904761906" calcext:value-type="float">
            <text:p>5.8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3]+0.05" office:value-type="float" office:value="4.49999999999999" calcext:value-type="float">
            <text:p>4.50</text:p>
          </table:table-cell>
          <table:table-cell table:style-name="ce8" table:formula="of:=[$'Решение СЛУ'.$J$4]+([$'Решение СЛУ'.$J$5]*[.B74])" office:value-type="float" office:value="5.7604761904762" calcext:value-type="float">
            <text:p>5.76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4]+0.05" office:value-type="float" office:value="4.54999999999999" calcext:value-type="float">
            <text:p>4.55</text:p>
          </table:table-cell>
          <table:table-cell table:style-name="ce8" table:formula="of:=[$'Решение СЛУ'.$J$4]+([$'Решение СЛУ'.$J$5]*[.B75])" office:value-type="float" office:value="5.70433333333335" calcext:value-type="float">
            <text:p>5.70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5]+0.05" office:value-type="float" office:value="4.59999999999999" calcext:value-type="float">
            <text:p>4.60</text:p>
          </table:table-cell>
          <table:table-cell table:style-name="ce8" table:formula="of:=[$'Решение СЛУ'.$J$4]+([$'Решение СЛУ'.$J$5]*[.B76])" office:value-type="float" office:value="5.64819047619049" calcext:value-type="float">
            <text:p>5.6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6]+0.05" office:value-type="float" office:value="4.64999999999999" calcext:value-type="float">
            <text:p>4.65</text:p>
          </table:table-cell>
          <table:table-cell table:style-name="ce8" table:formula="of:=[$'Решение СЛУ'.$J$4]+([$'Решение СЛУ'.$J$5]*[.B77])" office:value-type="float" office:value="5.59204761904763" calcext:value-type="float">
            <text:p>5.59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7]+0.05" office:value-type="float" office:value="4.69999999999999" calcext:value-type="float">
            <text:p>4.70</text:p>
          </table:table-cell>
          <table:table-cell table:style-name="ce8" table:formula="of:=[$'Решение СЛУ'.$J$4]+([$'Решение СЛУ'.$J$5]*[.B78])" office:value-type="float" office:value="5.53590476190477" calcext:value-type="float">
            <text:p>5.5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8]+0.05" office:value-type="float" office:value="4.74999999999999" calcext:value-type="float">
            <text:p>4.75</text:p>
          </table:table-cell>
          <table:table-cell table:style-name="ce8" table:formula="of:=[$'Решение СЛУ'.$J$4]+([$'Решение СЛУ'.$J$5]*[.B79])" office:value-type="float" office:value="5.47976190476192" calcext:value-type="float">
            <text:p>5.4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9]+0.05" office:value-type="float" office:value="4.79999999999999" calcext:value-type="float">
            <text:p>4.80</text:p>
          </table:table-cell>
          <table:table-cell table:style-name="ce8" table:formula="of:=[$'Решение СЛУ'.$J$4]+([$'Решение СЛУ'.$J$5]*[.B80])" office:value-type="float" office:value="5.42361904761906" calcext:value-type="float">
            <text:p>5.42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0]+0.05" office:value-type="float" office:value="4.84999999999999" calcext:value-type="float">
            <text:p>4.85</text:p>
          </table:table-cell>
          <table:table-cell table:style-name="ce8" table:formula="of:=[$'Решение СЛУ'.$J$4]+([$'Решение СЛУ'.$J$5]*[.B81])" office:value-type="float" office:value="5.3674761904762" calcext:value-type="float">
            <text:p>5.3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1]+0.05" office:value-type="float" office:value="4.89999999999999" calcext:value-type="float">
            <text:p>4.90</text:p>
          </table:table-cell>
          <table:table-cell table:style-name="ce8" table:formula="of:=[$'Решение СЛУ'.$J$4]+([$'Решение СЛУ'.$J$5]*[.B82])" office:value-type="float" office:value="5.31133333333335" calcext:value-type="float">
            <text:p>5.3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2]+0.05" office:value-type="float" office:value="4.94999999999999" calcext:value-type="float">
            <text:p>4.95</text:p>
          </table:table-cell>
          <table:table-cell table:style-name="ce8" table:formula="of:=[$'Решение СЛУ'.$J$4]+([$'Решение СЛУ'.$J$5]*[.B83])" office:value-type="float" office:value="5.25519047619049" calcext:value-type="float">
            <text:p>5.25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3]+0.05" office:value-type="float" office:value="4.99999999999999" calcext:value-type="float">
            <text:p>5.00</text:p>
          </table:table-cell>
          <table:table-cell table:style-name="ce8" table:formula="of:=[$'Решение СЛУ'.$J$4]+([$'Решение СЛУ'.$J$5]*[.B84])" office:value-type="float" office:value="5.19904761904763" calcext:value-type="float">
            <text:p>5.19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4]+0.05" office:value-type="float" office:value="5.04999999999999" calcext:value-type="float">
            <text:p>5.05</text:p>
          </table:table-cell>
          <table:table-cell table:style-name="ce8" table:formula="of:=[$'Решение СЛУ'.$J$4]+([$'Решение СЛУ'.$J$5]*[.B85])" office:value-type="float" office:value="5.14290476190477" calcext:value-type="float">
            <text:p>5.14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5]+0.05" office:value-type="float" office:value="5.09999999999999" calcext:value-type="float">
            <text:p>5.10</text:p>
          </table:table-cell>
          <table:table-cell table:style-name="ce8" table:formula="of:=[$'Решение СЛУ'.$J$4]+([$'Решение СЛУ'.$J$5]*[.B86])" office:value-type="float" office:value="5.08676190476192" calcext:value-type="float">
            <text:p>5.0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6]+0.05" office:value-type="float" office:value="5.14999999999999" calcext:value-type="float">
            <text:p>5.15</text:p>
          </table:table-cell>
          <table:table-cell table:style-name="ce8" table:formula="of:=[$'Решение СЛУ'.$J$4]+([$'Решение СЛУ'.$J$5]*[.B87])" office:value-type="float" office:value="5.03061904761906" calcext:value-type="float">
            <text:p>5.0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7]+0.05" office:value-type="float" office:value="5.19999999999999" calcext:value-type="float">
            <text:p>5.20</text:p>
          </table:table-cell>
          <table:table-cell table:style-name="ce8" table:formula="of:=[$'Решение СЛУ'.$J$4]+([$'Решение СЛУ'.$J$5]*[.B88])" office:value-type="float" office:value="4.9744761904762" calcext:value-type="float">
            <text:p>4.9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8]+0.05" office:value-type="float" office:value="5.24999999999999" calcext:value-type="float">
            <text:p>5.25</text:p>
          </table:table-cell>
          <table:table-cell table:style-name="ce8" table:formula="of:=[$'Решение СЛУ'.$J$4]+([$'Решение СЛУ'.$J$5]*[.B89])" office:value-type="float" office:value="4.91833333333335" calcext:value-type="float">
            <text:p>4.91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9]+0.05" office:value-type="float" office:value="5.29999999999999" calcext:value-type="float">
            <text:p>5.30</text:p>
          </table:table-cell>
          <table:table-cell table:style-name="ce8" table:formula="of:=[$'Решение СЛУ'.$J$4]+([$'Решение СЛУ'.$J$5]*[.B90])" office:value-type="float" office:value="4.86219047619049" calcext:value-type="float">
            <text:p>4.86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0]+0.05" office:value-type="float" office:value="5.34999999999999" calcext:value-type="float">
            <text:p>5.35</text:p>
          </table:table-cell>
          <table:table-cell table:style-name="ce8" table:formula="of:=[$'Решение СЛУ'.$J$4]+([$'Решение СЛУ'.$J$5]*[.B91])" office:value-type="float" office:value="4.80604761904763" calcext:value-type="float">
            <text:p>4.80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1]+0.05" office:value-type="float" office:value="5.39999999999999" calcext:value-type="float">
            <text:p>5.40</text:p>
          </table:table-cell>
          <table:table-cell table:style-name="ce8" table:formula="of:=[$'Решение СЛУ'.$J$4]+([$'Решение СЛУ'.$J$5]*[.B92])" office:value-type="float" office:value="4.74990476190478" calcext:value-type="float">
            <text:p>4.75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2]+0.05" office:value-type="float" office:value="5.44999999999999" calcext:value-type="float">
            <text:p>5.45</text:p>
          </table:table-cell>
          <table:table-cell table:style-name="ce8" table:formula="of:=[$'Решение СЛУ'.$J$4]+([$'Решение СЛУ'.$J$5]*[.B93])" office:value-type="float" office:value="4.69376190476192" calcext:value-type="float">
            <text:p>4.69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3]+0.05" office:value-type="float" office:value="5.49999999999999" calcext:value-type="float">
            <text:p>5.50</text:p>
          </table:table-cell>
          <table:table-cell table:style-name="ce8" table:formula="of:=[$'Решение СЛУ'.$J$4]+([$'Решение СЛУ'.$J$5]*[.B94])" office:value-type="float" office:value="4.63761904761906" calcext:value-type="float">
            <text:p>4.63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4]+0.05" office:value-type="float" office:value="5.54999999999999" calcext:value-type="float">
            <text:p>5.55</text:p>
          </table:table-cell>
          <table:table-cell table:style-name="ce8" table:formula="of:=[$'Решение СЛУ'.$J$4]+([$'Решение СЛУ'.$J$5]*[.B95])" office:value-type="float" office:value="4.5814761904762" calcext:value-type="float">
            <text:p>4.58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5]+0.05" office:value-type="float" office:value="5.59999999999999" calcext:value-type="float">
            <text:p>5.60</text:p>
          </table:table-cell>
          <table:table-cell table:style-name="ce8" table:formula="of:=[$'Решение СЛУ'.$J$4]+([$'Решение СЛУ'.$J$5]*[.B96])" office:value-type="float" office:value="4.52533333333335" calcext:value-type="float">
            <text:p>4.52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6]+0.05" office:value-type="float" office:value="5.64999999999999" calcext:value-type="float">
            <text:p>5.65</text:p>
          </table:table-cell>
          <table:table-cell table:style-name="ce8" table:formula="of:=[$'Решение СЛУ'.$J$4]+([$'Решение СЛУ'.$J$5]*[.B97])" office:value-type="float" office:value="4.46919047619049" calcext:value-type="float">
            <text:p>4.46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7]+0.05" office:value-type="float" office:value="5.69999999999999" calcext:value-type="float">
            <text:p>5.70</text:p>
          </table:table-cell>
          <table:table-cell table:style-name="ce8" table:formula="of:=[$'Решение СЛУ'.$J$4]+([$'Решение СЛУ'.$J$5]*[.B98])" office:value-type="float" office:value="4.41304761904763" calcext:value-type="float">
            <text:p>4.41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8]+0.05" office:value-type="float" office:value="5.74999999999999" calcext:value-type="float">
            <text:p>5.75</text:p>
          </table:table-cell>
          <table:table-cell table:style-name="ce8" table:formula="of:=[$'Решение СЛУ'.$J$4]+([$'Решение СЛУ'.$J$5]*[.B99])" office:value-type="float" office:value="4.35690476190478" calcext:value-type="float">
            <text:p>4.35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9]+0.05" office:value-type="float" office:value="5.79999999999999" calcext:value-type="float">
            <text:p>5.80</text:p>
          </table:table-cell>
          <table:table-cell table:style-name="ce8" table:formula="of:=[$'Решение СЛУ'.$J$4]+([$'Решение СЛУ'.$J$5]*[.B100])" office:value-type="float" office:value="4.30076190476192" calcext:value-type="float">
            <text:p>4.30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0]+0.05" office:value-type="float" office:value="5.84999999999999" calcext:value-type="float">
            <text:p>5.85</text:p>
          </table:table-cell>
          <table:table-cell table:style-name="ce8" table:formula="of:=[$'Решение СЛУ'.$J$4]+([$'Решение СЛУ'.$J$5]*[.B101])" office:value-type="float" office:value="4.24461904761906" calcext:value-type="float">
            <text:p>4.24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1]+0.05" office:value-type="float" office:value="5.89999999999999" calcext:value-type="float">
            <text:p>5.90</text:p>
          </table:table-cell>
          <table:table-cell table:style-name="ce8" table:formula="of:=[$'Решение СЛУ'.$J$4]+([$'Решение СЛУ'.$J$5]*[.B102])" office:value-type="float" office:value="4.18847619047621" calcext:value-type="float">
            <text:p>4.18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2]+0.05" office:value-type="float" office:value="5.94999999999999" calcext:value-type="float">
            <text:p>5.95</text:p>
          </table:table-cell>
          <table:table-cell table:style-name="ce8" table:formula="of:=[$'Решение СЛУ'.$J$4]+([$'Решение СЛУ'.$J$5]*[.B103])" office:value-type="float" office:value="4.13233333333335" calcext:value-type="float">
            <text:p>4.13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3]+0.05" office:value-type="float" office:value="5.99999999999999" calcext:value-type="float">
            <text:p>6.00</text:p>
          </table:table-cell>
          <table:table-cell table:style-name="ce8" table:formula="of:=[$'Решение СЛУ'.$J$4]+([$'Решение СЛУ'.$J$5]*[.B104])" office:value-type="float" office:value="4.07619047619049" calcext:value-type="float">
            <text:p>4.07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4]+0.05" office:value-type="float" office:value="6.04999999999999" calcext:value-type="float">
            <text:p>6.05</text:p>
          </table:table-cell>
          <table:table-cell table:style-name="ce8" table:formula="of:=[$'Решение СЛУ'.$J$4]+([$'Решение СЛУ'.$J$5]*[.B105])" office:value-type="float" office:value="4.02004761904763" calcext:value-type="float">
            <text:p>4.02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5]+0.05" office:value-type="float" office:value="6.09999999999999" calcext:value-type="float">
            <text:p>6.10</text:p>
          </table:table-cell>
          <table:table-cell table:style-name="ce8" table:formula="of:=[$'Решение СЛУ'.$J$4]+([$'Решение СЛУ'.$J$5]*[.B106])" office:value-type="float" office:value="3.96390476190478" calcext:value-type="float">
            <text:p>3.96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6]+0.05" office:value-type="float" office:value="6.14999999999999" calcext:value-type="float">
            <text:p>6.15</text:p>
          </table:table-cell>
          <table:table-cell table:style-name="ce8" table:formula="of:=[$'Решение СЛУ'.$J$4]+([$'Решение СЛУ'.$J$5]*[.B107])" office:value-type="float" office:value="3.90776190476192" calcext:value-type="float">
            <text:p>3.90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7]+0.05" office:value-type="float" office:value="6.19999999999999" calcext:value-type="float">
            <text:p>6.20</text:p>
          </table:table-cell>
          <table:table-cell table:style-name="ce8" table:formula="of:=[$'Решение СЛУ'.$J$4]+([$'Решение СЛУ'.$J$5]*[.B108])" office:value-type="float" office:value="3.85161904761906" calcext:value-type="float">
            <text:p>3.8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8]+0.05" office:value-type="float" office:value="6.24999999999999" calcext:value-type="float">
            <text:p>6.25</text:p>
          </table:table-cell>
          <table:table-cell table:style-name="ce8" table:formula="of:=[$'Решение СЛУ'.$J$4]+([$'Решение СЛУ'.$J$5]*[.B109])" office:value-type="float" office:value="3.7954761904762" calcext:value-type="float">
            <text:p>3.79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9]+0.05" office:value-type="float" office:value="6.29999999999999" calcext:value-type="float">
            <text:p>6.30</text:p>
          </table:table-cell>
          <table:table-cell table:style-name="ce8" table:formula="of:=[$'Решение СЛУ'.$J$4]+([$'Решение СЛУ'.$J$5]*[.B110])" office:value-type="float" office:value="3.73933333333335" calcext:value-type="float">
            <text:p>3.7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0]+0.05" office:value-type="float" office:value="6.34999999999999" calcext:value-type="float">
            <text:p>6.35</text:p>
          </table:table-cell>
          <table:table-cell table:style-name="ce8" table:formula="of:=[$'Решение СЛУ'.$J$4]+([$'Решение СЛУ'.$J$5]*[.B111])" office:value-type="float" office:value="3.68319047619049" calcext:value-type="float">
            <text:p>3.68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1]+0.05" office:value-type="float" office:value="6.39999999999999" calcext:value-type="float">
            <text:p>6.40</text:p>
          </table:table-cell>
          <table:table-cell table:style-name="ce8" table:formula="of:=[$'Решение СЛУ'.$J$4]+([$'Решение СЛУ'.$J$5]*[.B112])" office:value-type="float" office:value="3.62704761904763" calcext:value-type="float">
            <text:p>3.62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2]+0.05" office:value-type="float" office:value="6.44999999999999" calcext:value-type="float">
            <text:p>6.45</text:p>
          </table:table-cell>
          <table:table-cell table:style-name="ce8" table:formula="of:=[$'Решение СЛУ'.$J$4]+([$'Решение СЛУ'.$J$5]*[.B113])" office:value-type="float" office:value="3.57090476190478" calcext:value-type="float">
            <text:p>3.57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3]+0.05" office:value-type="float" office:value="6.49999999999999" calcext:value-type="float">
            <text:p>6.50</text:p>
          </table:table-cell>
          <table:table-cell table:style-name="ce8" table:formula="of:=[$'Решение СЛУ'.$J$4]+([$'Решение СЛУ'.$J$5]*[.B114])" office:value-type="float" office:value="3.51476190476192" calcext:value-type="float">
            <text:p>3.51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4]+0.05" office:value-type="float" office:value="6.54999999999999" calcext:value-type="float">
            <text:p>6.55</text:p>
          </table:table-cell>
          <table:table-cell table:style-name="ce8" table:formula="of:=[$'Решение СЛУ'.$J$4]+([$'Решение СЛУ'.$J$5]*[.B115])" office:value-type="float" office:value="3.45861904761906" calcext:value-type="float">
            <text:p>3.45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5]+0.05" office:value-type="float" office:value="6.59999999999998" calcext:value-type="float">
            <text:p>6.60</text:p>
          </table:table-cell>
          <table:table-cell table:style-name="ce8" table:formula="of:=[$'Решение СЛУ'.$J$4]+([$'Решение СЛУ'.$J$5]*[.B116])" office:value-type="float" office:value="3.40247619047622" calcext:value-type="float">
            <text:p>3.40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6]+0.05" office:value-type="float" office:value="6.64999999999998" calcext:value-type="float">
            <text:p>6.65</text:p>
          </table:table-cell>
          <table:table-cell table:style-name="ce8" table:formula="of:=[$'Решение СЛУ'.$J$4]+([$'Решение СЛУ'.$J$5]*[.B117])" office:value-type="float" office:value="3.34633333333336" calcext:value-type="float">
            <text:p>3.34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7]+0.05" office:value-type="float" office:value="6.69999999999998" calcext:value-type="float">
            <text:p>6.70</text:p>
          </table:table-cell>
          <table:table-cell table:style-name="ce8" table:formula="of:=[$'Решение СЛУ'.$J$4]+([$'Решение СЛУ'.$J$5]*[.B118])" office:value-type="float" office:value="3.2901904761905" calcext:value-type="float">
            <text:p>3.2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8]+0.05" office:value-type="float" office:value="6.74999999999998" calcext:value-type="float">
            <text:p>6.75</text:p>
          </table:table-cell>
          <table:table-cell table:style-name="ce8" table:formula="of:=[$'Решение СЛУ'.$J$4]+([$'Решение СЛУ'.$J$5]*[.B119])" office:value-type="float" office:value="3.23404761904765" calcext:value-type="float">
            <text:p>3.23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9]+0.05" office:value-type="float" office:value="6.79999999999998" calcext:value-type="float">
            <text:p>6.80</text:p>
          </table:table-cell>
          <table:table-cell table:style-name="ce8" table:formula="of:=[$'Решение СЛУ'.$J$4]+([$'Решение СЛУ'.$J$5]*[.B120])" office:value-type="float" office:value="3.17790476190479" calcext:value-type="float">
            <text:p>3.17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0]+0.05" office:value-type="float" office:value="6.84999999999998" calcext:value-type="float">
            <text:p>6.85</text:p>
          </table:table-cell>
          <table:table-cell table:style-name="ce8" table:formula="of:=[$'Решение СЛУ'.$J$4]+([$'Решение СЛУ'.$J$5]*[.B121])" office:value-type="float" office:value="3.12176190476193" calcext:value-type="float">
            <text:p>3.12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1]+0.05" office:value-type="float" office:value="6.89999999999998" calcext:value-type="float">
            <text:p>6.90</text:p>
          </table:table-cell>
          <table:table-cell table:style-name="ce8" table:formula="of:=[$'Решение СЛУ'.$J$4]+([$'Решение СЛУ'.$J$5]*[.B122])" office:value-type="float" office:value="3.06561904761907" calcext:value-type="float">
            <text:p>3.06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2]+0.05" office:value-type="float" office:value="6.94999999999998" calcext:value-type="float">
            <text:p>6.95</text:p>
          </table:table-cell>
          <table:table-cell table:style-name="ce8" table:formula="of:=[$'Решение СЛУ'.$J$4]+([$'Решение СЛУ'.$J$5]*[.B123])" office:value-type="float" office:value="3.00947619047622" calcext:value-type="float">
            <text:p>3.009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3" table:formula="of:=[.B123]+0.05" office:value-type="float" office:value="6.99999999999998" calcext:value-type="float">
            <text:p>7.00</text:p>
          </table:table-cell>
          <table:table-cell table:style-name="ce8" table:formula="of:=[$'Решение СЛУ'.$J$4]+([$'Решение СЛУ'.$J$5]*[.B124])" office:value-type="float" office:value="2.95333333333336" calcext:value-type="float">
            <text:p>2.953</text:p>
          </table:table-cell>
          <table:table-cell table:style-name="ce20" table:number-columns-repeated="1021"/>
        </table:table-row>
        <table:table-row table:style-name="ro1">
          <table:table-cell/>
          <table:table-cell table:style-name="ce22" table:formula="of:=[.B124]+0.05" office:value-type="float" office:value="7.04999999999998" calcext:value-type="float">
            <text:p>7.05</text:p>
          </table:table-cell>
          <table:table-cell table:style-name="ce8" table:formula="of:=[$'Решение СЛУ'.$J$4]+([$'Решение СЛУ'.$J$5]*[.B125])" office:value-type="float" office:value="2.8971904761905" calcext:value-type="float">
            <text:p>2.8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5]+0.05" office:value-type="float" office:value="7.09999999999998" calcext:value-type="float">
            <text:p>7.10</text:p>
          </table:table-cell>
          <table:table-cell table:style-name="ce8" table:formula="of:=[$'Решение СЛУ'.$J$4]+([$'Решение СЛУ'.$J$5]*[.B126])" office:value-type="float" office:value="2.84104761904765" calcext:value-type="float">
            <text:p>2.84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6]+0.05" office:value-type="float" office:value="7.14999999999998" calcext:value-type="float">
            <text:p>7.15</text:p>
          </table:table-cell>
          <table:table-cell table:style-name="ce8" table:formula="of:=[$'Решение СЛУ'.$J$4]+([$'Решение СЛУ'.$J$5]*[.B127])" office:value-type="float" office:value="2.78490476190479" calcext:value-type="float">
            <text:p>2.78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7]+0.05" office:value-type="float" office:value="7.19999999999998" calcext:value-type="float">
            <text:p>7.20</text:p>
          </table:table-cell>
          <table:table-cell table:style-name="ce8" table:formula="of:=[$'Решение СЛУ'.$J$4]+([$'Решение СЛУ'.$J$5]*[.B128])" office:value-type="float" office:value="2.72876190476193" calcext:value-type="float">
            <text:p>2.72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8]+0.05" office:value-type="float" office:value="7.24999999999998" calcext:value-type="float">
            <text:p>7.25</text:p>
          </table:table-cell>
          <table:table-cell table:style-name="ce8" table:formula="of:=[$'Решение СЛУ'.$J$4]+([$'Решение СЛУ'.$J$5]*[.B129])" office:value-type="float" office:value="2.67261904761907" calcext:value-type="float">
            <text:p>2.67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9]+0.05" office:value-type="float" office:value="7.29999999999998" calcext:value-type="float">
            <text:p>7.30</text:p>
          </table:table-cell>
          <table:table-cell table:style-name="ce8" table:formula="of:=[$'Решение СЛУ'.$J$4]+([$'Решение СЛУ'.$J$5]*[.B130])" office:value-type="float" office:value="2.61647619047622" calcext:value-type="float">
            <text:p>2.61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0]+0.05" office:value-type="float" office:value="7.34999999999998" calcext:value-type="float">
            <text:p>7.35</text:p>
          </table:table-cell>
          <table:table-cell table:style-name="ce8" table:formula="of:=[$'Решение СЛУ'.$J$4]+([$'Решение СЛУ'.$J$5]*[.B131])" office:value-type="float" office:value="2.56033333333336" calcext:value-type="float">
            <text:p>2.56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1]+0.05" office:value-type="float" office:value="7.39999999999998" calcext:value-type="float">
            <text:p>7.40</text:p>
          </table:table-cell>
          <table:table-cell table:style-name="ce8" table:formula="of:=[$'Решение СЛУ'.$J$4]+([$'Решение СЛУ'.$J$5]*[.B132])" office:value-type="float" office:value="2.5041904761905" calcext:value-type="float">
            <text:p>2.50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2]+0.05" office:value-type="float" office:value="7.44999999999998" calcext:value-type="float">
            <text:p>7.45</text:p>
          </table:table-cell>
          <table:table-cell table:style-name="ce8" table:formula="of:=[$'Решение СЛУ'.$J$4]+([$'Решение СЛУ'.$J$5]*[.B133])" office:value-type="float" office:value="2.44804761904765" calcext:value-type="float">
            <text:p>2.4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3]+0.05" office:value-type="float" office:value="7.49999999999998" calcext:value-type="float">
            <text:p>7.50</text:p>
          </table:table-cell>
          <table:table-cell table:style-name="ce8" table:formula="of:=[$'Решение СЛУ'.$J$4]+([$'Решение СЛУ'.$J$5]*[.B134])" office:value-type="float" office:value="2.39190476190479" calcext:value-type="float">
            <text:p>2.39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4]+0.05" office:value-type="float" office:value="7.54999999999998" calcext:value-type="float">
            <text:p>7.55</text:p>
          </table:table-cell>
          <table:table-cell table:style-name="ce8" table:formula="of:=[$'Решение СЛУ'.$J$4]+([$'Решение СЛУ'.$J$5]*[.B135])" office:value-type="float" office:value="2.33576190476193" calcext:value-type="float">
            <text:p>2.3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5]+0.05" office:value-type="float" office:value="7.59999999999998" calcext:value-type="float">
            <text:p>7.60</text:p>
          </table:table-cell>
          <table:table-cell table:style-name="ce8" table:formula="of:=[$'Решение СЛУ'.$J$4]+([$'Решение СЛУ'.$J$5]*[.B136])" office:value-type="float" office:value="2.27961904761908" calcext:value-type="float">
            <text:p>2.2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6]+0.05" office:value-type="float" office:value="7.64999999999998" calcext:value-type="float">
            <text:p>7.65</text:p>
          </table:table-cell>
          <table:table-cell table:style-name="ce8" table:formula="of:=[$'Решение СЛУ'.$J$4]+([$'Решение СЛУ'.$J$5]*[.B137])" office:value-type="float" office:value="2.22347619047622" calcext:value-type="float">
            <text:p>2.22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7]+0.05" office:value-type="float" office:value="7.69999999999998" calcext:value-type="float">
            <text:p>7.70</text:p>
          </table:table-cell>
          <table:table-cell table:style-name="ce8" table:formula="of:=[$'Решение СЛУ'.$J$4]+([$'Решение СЛУ'.$J$5]*[.B138])" office:value-type="float" office:value="2.16733333333336" calcext:value-type="float">
            <text:p>2.1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8]+0.05" office:value-type="float" office:value="7.74999999999998" calcext:value-type="float">
            <text:p>7.75</text:p>
          </table:table-cell>
          <table:table-cell table:style-name="ce8" table:formula="of:=[$'Решение СЛУ'.$J$4]+([$'Решение СЛУ'.$J$5]*[.B139])" office:value-type="float" office:value="2.1111904761905" calcext:value-type="float">
            <text:p>2.1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9]+0.05" office:value-type="float" office:value="7.79999999999998" calcext:value-type="float">
            <text:p>7.80</text:p>
          </table:table-cell>
          <table:table-cell table:style-name="ce8" table:formula="of:=[$'Решение СЛУ'.$J$4]+([$'Решение СЛУ'.$J$5]*[.B140])" office:value-type="float" office:value="2.05504761904765" calcext:value-type="float">
            <text:p>2.05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0]+0.05" office:value-type="float" office:value="7.84999999999998" calcext:value-type="float">
            <text:p>7.85</text:p>
          </table:table-cell>
          <table:table-cell table:style-name="ce8" table:formula="of:=[$'Решение СЛУ'.$J$4]+([$'Решение СЛУ'.$J$5]*[.B141])" office:value-type="float" office:value="1.99890476190479" calcext:value-type="float">
            <text:p>1.99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1]+0.05" office:value-type="float" office:value="7.89999999999998" calcext:value-type="float">
            <text:p>7.90</text:p>
          </table:table-cell>
          <table:table-cell table:style-name="ce8" table:formula="of:=[$'Решение СЛУ'.$J$4]+([$'Решение СЛУ'.$J$5]*[.B142])" office:value-type="float" office:value="1.94276190476193" calcext:value-type="float">
            <text:p>1.94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2]+0.05" office:value-type="float" office:value="7.94999999999998" calcext:value-type="float">
            <text:p>7.95</text:p>
          </table:table-cell>
          <table:table-cell table:style-name="ce8" table:formula="of:=[$'Решение СЛУ'.$J$4]+([$'Решение СЛУ'.$J$5]*[.B143])" office:value-type="float" office:value="1.88661904761908" calcext:value-type="float">
            <text:p>1.887</text:p>
          </table:table-cell>
          <table:table-cell table:number-columns-repeated="102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ноз" table:style-name="ta1">
        <table:shapes>
          <draw:frame draw:z-index="0" draw:style-name="gr2" draw:text-style-name="P1" svg:width="15.406cm" svg:height="23.662cm" svg:x="15.985cm" svg:y="0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 Прогноз.B20:Прогноз.B20 Прогноз.C19:Прогноз.C19 Прогноз.C20:Прогноз.C20 Прогноз.D20:Прогноз.D20 Прогноз.E19:Прогноз.E19 Прогноз.E20:Прогноз.E20 Прогноз.F20:Прогноз.F20 Прогноз.G19:Прогноз.G19 Прогноз.G20:Прогноз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Точечный прогноз:</text:p>
          </table:table-cell>
          <table:covered-table-cell table:style-name="ce21"/>
          <table:table-cell table:number-columns-repeated="1021"/>
        </table:table-row>
        <table:table-row table:style-name="ro1">
          <table:table-cell/>
          <table:table-cell table:style-name="ce65" office:value-type="string" calcext:value-type="string">
            <text:p>t =</text:p>
          </table:table-cell>
          <table:table-cell table:style-name="ce58" table:formula="of:=2*[$'Исходные данные'.H3]-[$'Исходные данные'.G3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65" office:value-type="string" calcext:value-type="string">
            <text:p>ŷ<text:span text:style-name="T1">t</text:span>  =</text:p>
          </table:table-cell>
          <table:table-cell table:style-name="ce66" table:formula="of:=[$'Линия тренда'.C124]" office:value-type="float" office:value="2.95333333333336" calcext:value-type="float">
            <text:p>2.9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Интервальный прогноз: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Квадраты отклонений:</text:p>
          </table:table-cell>
          <table:covered-table-cell table:style-name="ce1"/>
          <table:table-cell table:number-columns-repeated="1018"/>
        </table:table-row>
        <table:table-row table:style-name="ro1">
          <table:table-cell/>
          <table:table-cell table:style-name="ce37" office:value-type="string" calcext:value-type="string">
            <text:p>n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e<text:span text:style-name="T1">t</text:span></text:p>
          </table:table-cell>
          <table:table-cell table:number-columns-repeated="1018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37" table:formula="of:=[$'Расчет МНК'.B4]" office:value-type="float" office:value="1" calcext:value-type="float">
            <text:p>1</text:p>
          </table:table-cell>
          <table:table-cell table:style-name="ce60" table:formula="of:=([$'Расчет МНК'.C4]-[$'Линия тренда'.C4])^2" office:value-type="float" office:value="3.27437641723357" calcext:value-type="float">
            <text:p>3.27437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v <text:s/>=</text:p>
          </table:table-cell>
          <table:table-cell table:style-name="ce21" table:formula="of:=[.C7]-2" office:value-type="float" office:value="4" calcext:value-type="float">
            <text:p>4</text:p>
          </table:table-cell>
          <table:table-cell/>
          <table:table-cell table:style-name="ce37" table:formula="of:=[$'Расчет МНК'.B5]" office:value-type="float" office:value="2" calcext:value-type="float">
            <text:p>2</text:p>
          </table:table-cell>
          <table:table-cell table:style-name="ce60" table:formula="of:=([$'Расчет МНК'.C5]-[$'Линия тренда'.C24])^2" office:value-type="float" office:value="1.60685804988662" calcext:value-type="float">
            <text:p>1.606858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α</text:p>
          </table:table-cell>
          <table:table-cell table:style-name="ce37" office:value-type="float" office:value="0.05" calcext:value-type="float">
            <text:p>0.05</text:p>
          </table:table-cell>
          <table:table-cell/>
          <table:table-cell table:style-name="ce37" table:formula="of:=[$'Расчет МНК'.B6]" office:value-type="float" office:value="3" calcext:value-type="float">
            <text:p>3</text:p>
          </table:table-cell>
          <table:table-cell table:style-name="ce60" table:formula="of:=([$'Расчет МНК'.C6]-[$'Линия тренда'.C44])^2" office:value-type="float" office:value="0.892575056689342" calcext:value-type="float">
            <text:p>0.892575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 =</text:p>
          </table:table-cell>
          <table:table-cell table:style-name="ce21" table:formula="of:=1 - [.C10]" office:value-type="float" office:value="0.95" calcext:value-type="float">
            <text:p>0.95</text:p>
          </table:table-cell>
          <table:table-cell/>
          <table:table-cell table:style-name="ce37" table:formula="of:=[$'Расчет МНК'.B7]" office:value-type="float" office:value="4" calcext:value-type="float">
            <text:p>4</text:p>
          </table:table-cell>
          <table:table-cell table:style-name="ce60" table:formula="of:=([$'Расчет МНК'.C7]-[$'Линия тренда'.C64])^2" office:value-type="float" office:value="0.521146485260789" calcext:value-type="float">
            <text:p>0.521146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t<text:span text:style-name="T4">α</text:span></text:p>
          </table:table-cell>
          <table:table-cell table:style-name="ce53" office:value-type="float" office:value="2.776" calcext:value-type="float">
            <text:p>2.776</text:p>
          </table:table-cell>
          <table:table-cell/>
          <table:table-cell table:style-name="ce37" table:formula="of:=[$'Расчет МНК'.B8]" office:value-type="float" office:value="5" calcext:value-type="float">
            <text:p>5</text:p>
          </table:table-cell>
          <table:table-cell table:style-name="ce60" table:formula="of:=([$'Расчет МНК'.C8]-[$'Линия тренда'.C84])^2" office:value-type="float" office:value="0.0905723356008992" calcext:value-type="float">
            <text:p>0.09057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7" table:formula="of:=[$'Расчет МНК'.B9]" office:value-type="float" office:value="6" calcext:value-type="float">
            <text:p>6</text:p>
          </table:table-cell>
          <table:table-cell table:style-name="ce60" table:formula="of:=([$'Расчет МНК'.C9]-[$'Линия тренда'.C104])^2" office:value-type="float" office:value="0.678662131519252" calcext:value-type="float">
            <text:p>0.67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2" office:value-type="string" calcext:value-type="string">
            <text:p>Σ</text:p>
          </table:table-cell>
          <table:table-cell table:style-name="ce60" table:formula="of:=SUM([.F8:.F13])" office:value-type="float" office:value="7.06419047619047" calcext:value-type="float">
            <text:p>7.064190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S<text:span text:style-name="T1">y</text:span><text:span text:style-name="T3">2</text:span></text:p>
          </table:table-cell>
          <table:table-cell table:style-name="ce59" table:formula="of:=[.F14]/[.C9]" office:value-type="float" office:value="1.76604761904762" calcext:value-type="float">
            <text:p>1.766048</text:p>
          </table:table-cell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Δ</text:p>
          </table:table-cell>
          <table:table-cell table:style-name="ce60" table:formula="of:=SQRT([.C15])*[.C12]" office:value-type="float" office:value="3.68910202851072" calcext:value-type="float">
            <text:p>3.689102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y =</text:p>
          </table:table-cell>
          <table:table-cell table:style-name="ce37" table:formula="of:=COM.MICROSOFT.CONCAT(ROUND([.C4]; 3);&quot; ± &quot;;ROUND([.C16]; 3))" office:value-type="string" office:string-value="2.953 ± 3.689" calcext:value-type="string">
            <text:p>2.953 ± 3.6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text:span text:style-name="T2">+</text:span><text:span text:style-name="T5">Δ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text:span text:style-name="T2">-</text:span><text:span text:style-name="T5">Δ</text:span>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" office:value-type="float" office:value="2.95333333333336" calcext:value-type="float">
            <text:p>2.953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+[.C16]" office:value-type="float" office:value="6.64243536184408" calcext:value-type="float">
            <text:p>6.642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-[.C16]" office:value-type="float" office:value="-0.735768695177356" calcext:value-type="float">
            <text:p>-0.736</text:p>
          </table:table-cell>
          <table:table-cell table:number-columns-repeated="1017"/>
        </table:table-row>
        <table:table-row table:style-name="ro1">
          <table:table-cell/>
          <table:table-cell table:style-name="ce57" table:number-columns-repeated="6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21:16:14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59:55.015000000</meta:creation-date>
    <dc:date>2022-05-20T21:39:07.220000000</dc:date>
    <meta:editing-duration>PT3H19M13S</meta:editing-duration>
    <meta:editing-cycles>17</meta:editing-cycles>
    <meta:generator>LibreOffice/7.0.3.1$Windows_X86_64 LibreOffice_project/d7547858d014d4cf69878db179d326fc3483e082</meta:generator>
    <meta:document-statistic meta:table-count="5" meta:cell-count="431" meta:object-count="3"/>
  </office:meta>
</office:document-meta>
</file>

<file path=Object 1/content.xml><?xml version="1.0" encoding="utf-8"?>
<math xmlns="http://www.w3.org/1998/Math/MathML" display="block">
  <semantics>
    <mrow>
      <mover accent="true">
        <msub>
          <mi>y</mi>
          <mi>t</mi>
        </msub>
        <mo stretchy="true">^</mo>
      </mover>
      <mo stretchy="false">=</mo>
      <mrow>
        <mi>a</mi>
        <mo stretchy="false">+</mo>
        <mrow>
          <mi>b</mi>
          <mi>t</mi>
        </mrow>
      </mrow>
    </mrow>
    <annotation encoding="StarMath 5.0">widehat {y} _t = a + { b  t 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ChartBitmap_20_1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8cm" svg:height="23.135cm" xlink:href=".." xlink:type="simple" chart:class="chart:scatter" chart:style-name="ch1">
        <chart:title svg:x="6.005cm" svg:y="0.598cm" chart:style-name="ch2">
          <text:p>Линия тренда</text:p>
        </chart:title>
        <chart:legend chart:legend-position="end" svg:x="11.778cm" svg:y="11.019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" chart:data-source-has-labels="both" svg:x="1.307cm" svg:y="1.839cm" svg:width="10.175cm" svg:height="19.853cm">
          <chart:coordinate-region svg:x="1.743cm" svg:y="2.038cm" svg:width="9.46cm" svg:height="19.007cm"/>
          <chart:axis chart:dimension="x" chart:name="primary-x" chart:style-name="ch5" chartooo:axis-type="auto">
            <chart:title svg:x="5.993cm" svg:y="22.154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20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9.69047619047619">
                <text:p>9.69047619047619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9.63433333333333">
                <text:p>9.63433333333333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9.57819047619047">
                <text:p>9.57819047619047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9.52204761904762">
                <text:p>9.52204761904762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9.46590476190476">
                <text:p>9.46590476190476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.4097619047619">
                <text:p>9.4097619047619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9.35361904761905">
                <text:p>9.353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29747619047619">
                <text:p>9.297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24133333333333">
                <text:p>9.241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18519047619047">
                <text:p>9.185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9.12904761904762">
                <text:p>9.12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9.07290476190476">
                <text:p>9.072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9.0167619047619">
                <text:p>9.016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8.96061904761905">
                <text:p>8.960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8.90447619047619">
                <text:p>8.904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84833333333333">
                <text:p>8.84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79219047619047">
                <text:p>8.792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8.73604761904762">
                <text:p>8.736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8.67990476190476">
                <text:p>8.679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8.6237619047619">
                <text:p>8.623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6761904761905">
                <text:p>8.56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8.51147619047619">
                <text:p>8.511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8.45533333333333">
                <text:p>8.455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8.39919047619047">
                <text:p>8.399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8.34304761904762">
                <text:p>8.343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8.28690476190476">
                <text:p>8.286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8.2307619047619">
                <text:p>8.230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8.17461904761905">
                <text:p>8.174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8.11847619047619">
                <text:p>8.118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8.06233333333333">
                <text:p>8.062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8.00619047619048">
                <text:p>8.00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7.95004761904762">
                <text:p>7.950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7.89390476190476">
                <text:p>7.893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7.8377619047619">
                <text:p>7.837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7.78161904761905">
                <text:p>7.781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7.72547619047619">
                <text:p>7.725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7.66933333333333">
                <text:p>7.669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7.61319047619048">
                <text:p>7.613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7.55704761904762">
                <text:p>7.557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7.50090476190476">
                <text:p>7.500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447619047619">
                <text:p>7.44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7.38861904761905">
                <text:p>7.388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7.33247619047619">
                <text:p>7.332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7.27633333333333">
                <text:p>7.276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7.22019047619048">
                <text:p>7.220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7.16404761904762">
                <text:p>7.164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7.10790476190476">
                <text:p>7.107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7.0517619047619">
                <text:p>7.051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6.99561904761905">
                <text:p>6.995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6.93947619047619">
                <text:p>6.939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6.88333333333333">
                <text:p>6.8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6.82719047619048">
                <text:p>6.827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6.77104761904762">
                <text:p>6.771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6.71490476190477">
                <text:p>6.714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.65876190476192">
                <text:p>6.658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.60261904761906">
                <text:p>6.602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.5464761904762">
                <text:p>6.546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.49033333333334">
                <text:p>6.490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6.43419047619049">
                <text:p>6.434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6.37804761904763">
                <text:p>6.378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6.32190476190477">
                <text:p>6.321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6.26576190476192">
                <text:p>6.265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6.20961904761906">
                <text:p>6.209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6.1534761904762">
                <text:p>6.153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6.09733333333335">
                <text:p>6.097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6.04119047619049">
                <text:p>6.041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98504761904763">
                <text:p>5.985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92890476190477">
                <text:p>5.928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87276190476192">
                <text:p>5.872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81661904761906">
                <text:p>5.816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7604761904762">
                <text:p>5.76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70433333333335">
                <text:p>5.704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64819047619049">
                <text:p>5.648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5.59204761904763">
                <text:p>5.592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53590476190477">
                <text:p>5.535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5.47976190476192">
                <text:p>5.479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5.42361904761906">
                <text:p>5.423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5.3674761904762">
                <text:p>5.367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5.31133333333335">
                <text:p>5.311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5.25519047619049">
                <text:p>5.255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5.19904761904763">
                <text:p>5.199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.14290476190477">
                <text:p>5.142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5.08676190476192">
                <text:p>5.086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5.03061904761906">
                <text:p>5.030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9744761904762">
                <text:p>4.974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91833333333335">
                <text:p>4.918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86219047619049">
                <text:p>4.862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80604761904763">
                <text:p>4.806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4.74990476190478">
                <text:p>4.749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4.69376190476192">
                <text:p>4.693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4.63761904761906">
                <text:p>4.637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4.5814761904762">
                <text:p>4.581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.52533333333335">
                <text:p>4.525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.46919047619049">
                <text:p>4.469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.41304761904763">
                <text:p>4.413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4.35690476190478">
                <text:p>4.356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4.30076190476192">
                <text:p>4.300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4.24461904761906">
                <text:p>4.244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4.18847619047621">
                <text:p>4.1884761904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4.13233333333335">
                <text:p>4.132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4.07619047619049">
                <text:p>4.076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4.02004761904763">
                <text:p>4.020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3.96390476190478">
                <text:p>3.963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3.90776190476192">
                <text:p>3.907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3.85161904761906">
                <text:p>3.851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3.7954761904762">
                <text:p>3.795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3.73933333333335">
                <text:p>3.739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3.68319047619049">
                <text:p>3.683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3.62704761904763">
                <text:p>3.627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3.57090476190478">
                <text:p>3.570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3.51476190476192">
                <text:p>3.514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3.45861904761906">
                <text:p>3.458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3.40247619047622">
                <text:p>3.402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3.34633333333336">
                <text:p>3.346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3.2901904761905">
                <text:p>3.290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3.23404761904765">
                <text:p>3.234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3.17790476190479">
                <text:p>3.177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3.12176190476193">
                <text:p>3.121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3.06561904761907">
                <text:p>3.065619047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3.00947619047622">
                <text:p>3.009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2.95333333333336">
                <text:p>2.953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2.8971904761905">
                <text:p>2.897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2.84104761904765">
                <text:p>2.841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2.78490476190479">
                <text:p>2.784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2.72876190476193">
                <text:p>2.728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.67261904761907">
                <text:p>2.672619047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2.61647619047622">
                <text:p>2.616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2.56033333333336">
                <text:p>2.560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2.5041904761905">
                <text:p>2.504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2.44804761904765">
                <text:p>2.448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2.39190476190479">
                <text:p>2.391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2.33576190476193">
                <text:p>2.335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2.27961904761908">
                <text:p>2.2796190476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2.22347619047622">
                <text:p>2.223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2.16733333333336">
                <text:p>2.167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2.1111904761905">
                <text:p>2.111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2.05504761904765">
                <text:p>2.055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1.99890476190479">
                <text:p>1.998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1.94276190476193">
                <text:p>1.942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1.88661904761908">
                <text:p>1.8866190476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CFC145460CC17049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43205" draw:fill-color="#44320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72702" draw:fill-color="#47270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bitmap" draw:fill-color="#e6e6e6" draw:fill-image-name="ChartBitmap_20_2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07cm" svg:height="23.663cm" xlink:href=".." xlink:type="simple" chart:class="chart:scatter" chart:column-mapping="" chart:style-name="ch1">
        <chart:title svg:x="6.284cm" svg:y="0.609cm" chart:style-name="ch2">
          <text:p>Линия тренда</text:p>
        </chart:title>
        <chart:legend chart:legend-position="end" svg:x="12.337cm" svg:y="10.536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 Прогноз.C19:Прогноз.C20 Прогноз.E19:Прогноз.E20 Прогноз.G19:Прогноз.G20" chart:data-source-has-labels="both" svg:x="1.319cm" svg:y="1.861cm" svg:width="10.71cm" svg:height="20.348cm">
          <chart:coordinate-region svg:x="2.496cm" svg:y="2.06cm" svg:width="9.36cm" svg:height="19.95cm"/>
          <chart:axis chart:dimension="x" chart:name="primary-x" chart:style-name="ch5" chartooo:axis-type="auto">
            <chart:title svg:x="6.273cm" svg:y="22.682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47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series chart:style-name="ch11" chart:values-cell-range-address="Прогноз.C20:Прогноз.C20" chart:label-cell-address="Прогноз.C19:Прогноз.C19" chart:class="chart:scatter">
            <chart:domain table:cell-range-address="Прогноз.B20:Прогноз.B20"/>
            <chart:data-point/>
          </chart:series>
          <chart:series chart:style-name="ch12" chart:values-cell-range-address="Прогноз.E20:Прогноз.E20" chart:label-cell-address="Прогноз.E19:Прогноз.E19" chart:class="chart:scatter">
            <chart:domain table:cell-range-address="Прогноз.D20:Прогноз.D20"/>
            <chart:data-point/>
          </chart:series>
          <chart:series chart:style-name="ch13" chart:values-cell-range-address="Прогноз.G20:Прогноз.G20" chart:label-cell-address="Прогноз.G19:Прогноз.G19" chart:class="chart:scatter">
            <chart:domain table:cell-range-address="Прогноз.F20:Прогноз.F20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</text:p>
                <draw:g>
                  <svg:desc>Прогноз.C19:Прогноз.C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+Δ</text:p>
                <draw:g>
                  <svg:desc>Прогноз.E19:Прогноз.E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-Δ</text:p>
                <draw:g>
                  <svg:desc>Прогноз.G19:Прогноз.G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9.69047619047619">
                <text:p>9.69047619047619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  <table:table-cell office:value-type="float" office:value="7">
                <text:p>7</text:p>
                <draw:g>
                  <svg:desc>Прогноз.B20:Прогноз.B20</svg:desc>
                </draw:g>
              </table:table-cell>
              <table:table-cell office:value-type="float" office:value="2.95333333333336">
                <text:p>2.95333333333336</text:p>
                <draw:g>
                  <svg:desc>Прогноз.C20:Прогноз.C20</svg:desc>
                </draw:g>
              </table:table-cell>
              <table:table-cell office:value-type="float" office:value="7">
                <text:p>7</text:p>
                <draw:g>
                  <svg:desc>Прогноз.D20:Прогноз.D20</svg:desc>
                </draw:g>
              </table:table-cell>
              <table:table-cell office:value-type="float" office:value="6.64243536184408">
                <text:p>6.64243536184408</text:p>
                <draw:g>
                  <svg:desc>Прогноз.E20:Прогноз.E20</svg:desc>
                </draw:g>
              </table:table-cell>
              <table:table-cell office:value-type="float" office:value="7">
                <text:p>7</text:p>
                <draw:g>
                  <svg:desc>Прогноз.F20:Прогноз.F20</svg:desc>
                </draw:g>
              </table:table-cell>
              <table:table-cell office:value-type="float" office:value="-0.735768695177356">
                <text:p>-0.735768695177356</text:p>
                <draw:g>
                  <svg:desc>Прогноз.G20:Прогноз.G20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9.63433333333333">
                <text:p>9.63433333333333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9.57819047619047">
                <text:p>9.57819047619047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9.52204761904762">
                <text:p>9.52204761904762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9.46590476190476">
                <text:p>9.46590476190476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.4097619047619">
                <text:p>9.4097619047619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9.35361904761905">
                <text:p>9.353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29747619047619">
                <text:p>9.297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24133333333333">
                <text:p>9.241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18519047619047">
                <text:p>9.185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9.12904761904762">
                <text:p>9.12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9.07290476190476">
                <text:p>9.072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9.0167619047619">
                <text:p>9.016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8.96061904761905">
                <text:p>8.960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8.90447619047619">
                <text:p>8.904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84833333333333">
                <text:p>8.84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79219047619047">
                <text:p>8.792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8.73604761904762">
                <text:p>8.736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8.67990476190476">
                <text:p>8.679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8.6237619047619">
                <text:p>8.623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6761904761905">
                <text:p>8.56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8.51147619047619">
                <text:p>8.511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8.45533333333333">
                <text:p>8.455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8.39919047619047">
                <text:p>8.3991904761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8.34304761904762">
                <text:p>8.343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8.28690476190476">
                <text:p>8.286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8.2307619047619">
                <text:p>8.230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8.17461904761905">
                <text:p>8.174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8.11847619047619">
                <text:p>8.118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8.06233333333333">
                <text:p>8.062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8.00619047619048">
                <text:p>8.00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7.95004761904762">
                <text:p>7.950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7.89390476190476">
                <text:p>7.893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7.8377619047619">
                <text:p>7.837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7.78161904761905">
                <text:p>7.781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7.72547619047619">
                <text:p>7.725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7.66933333333333">
                <text:p>7.669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7.61319047619048">
                <text:p>7.613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7.55704761904762">
                <text:p>7.557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7.50090476190476">
                <text:p>7.500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447619047619">
                <text:p>7.44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7.38861904761905">
                <text:p>7.388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7.33247619047619">
                <text:p>7.332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7.27633333333333">
                <text:p>7.276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7.22019047619048">
                <text:p>7.220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7.16404761904762">
                <text:p>7.164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7.10790476190476">
                <text:p>7.107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7.0517619047619">
                <text:p>7.051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6.99561904761905">
                <text:p>6.995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6.93947619047619">
                <text:p>6.939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6.88333333333333">
                <text:p>6.8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6.82719047619048">
                <text:p>6.827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6.77104761904762">
                <text:p>6.771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6.71490476190477">
                <text:p>6.714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.65876190476192">
                <text:p>6.658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.60261904761906">
                <text:p>6.602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.5464761904762">
                <text:p>6.546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.49033333333334">
                <text:p>6.490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6.43419047619049">
                <text:p>6.434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6.37804761904763">
                <text:p>6.378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6.32190476190477">
                <text:p>6.321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6.26576190476192">
                <text:p>6.265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6.20961904761906">
                <text:p>6.209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6.1534761904762">
                <text:p>6.153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6.09733333333335">
                <text:p>6.097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6.04119047619049">
                <text:p>6.041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98504761904763">
                <text:p>5.985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92890476190477">
                <text:p>5.928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87276190476192">
                <text:p>5.872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81661904761906">
                <text:p>5.816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7604761904762">
                <text:p>5.76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70433333333335">
                <text:p>5.704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64819047619049">
                <text:p>5.648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5.59204761904763">
                <text:p>5.592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53590476190477">
                <text:p>5.535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5.47976190476192">
                <text:p>5.479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5.42361904761906">
                <text:p>5.423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5.3674761904762">
                <text:p>5.367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5.31133333333335">
                <text:p>5.311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5.25519047619049">
                <text:p>5.255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5.19904761904763">
                <text:p>5.199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.14290476190477">
                <text:p>5.1429047619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5.08676190476192">
                <text:p>5.086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5.03061904761906">
                <text:p>5.030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9744761904762">
                <text:p>4.974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91833333333335">
                <text:p>4.918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86219047619049">
                <text:p>4.862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80604761904763">
                <text:p>4.806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4.74990476190478">
                <text:p>4.749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4.69376190476192">
                <text:p>4.693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4.63761904761906">
                <text:p>4.637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4.5814761904762">
                <text:p>4.581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.52533333333335">
                <text:p>4.525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.46919047619049">
                <text:p>4.469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.41304761904763">
                <text:p>4.413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4.35690476190478">
                <text:p>4.356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4.30076190476192">
                <text:p>4.300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4.24461904761906">
                <text:p>4.244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4.18847619047621">
                <text:p>4.1884761904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4.13233333333335">
                <text:p>4.132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4.07619047619049">
                <text:p>4.076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4.02004761904763">
                <text:p>4.020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3.96390476190478">
                <text:p>3.963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3.90776190476192">
                <text:p>3.907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3.85161904761906">
                <text:p>3.851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3.7954761904762">
                <text:p>3.795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3.73933333333335">
                <text:p>3.739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3.68319047619049">
                <text:p>3.683190476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3.62704761904763">
                <text:p>3.6270476190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3.57090476190478">
                <text:p>3.5709047619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3.51476190476192">
                <text:p>3.514761904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3.45861904761906">
                <text:p>3.4586190476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3.40247619047622">
                <text:p>3.402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3.34633333333336">
                <text:p>3.346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3.2901904761905">
                <text:p>3.290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3.23404761904765">
                <text:p>3.234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3.17790476190479">
                <text:p>3.177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3.12176190476193">
                <text:p>3.121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3.06561904761907">
                <text:p>3.065619047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3.00947619047622">
                <text:p>3.009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2.95333333333336">
                <text:p>2.953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2.8971904761905">
                <text:p>2.897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2.84104761904765">
                <text:p>2.841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2.78490476190479">
                <text:p>2.784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2.72876190476193">
                <text:p>2.728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.67261904761907">
                <text:p>2.672619047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2.61647619047622">
                <text:p>2.616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2.56033333333336">
                <text:p>2.560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2.5041904761905">
                <text:p>2.504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2.44804761904765">
                <text:p>2.448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2.39190476190479">
                <text:p>2.391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2.33576190476193">
                <text:p>2.335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2.27961904761908">
                <text:p>2.2796190476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2.22347619047622">
                <text:p>2.2234761904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2.16733333333336">
                <text:p>2.167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2.1111904761905">
                <text:p>2.111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2.05504761904765">
                <text:p>2.0550476190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1.99890476190479">
                <text:p>1.9989047619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1.94276190476193">
                <text:p>1.942761904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1.88661904761908">
                <text:p>1.8866190476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0F856FB5327BAC6B.png" xlink:type="simple" xlink:show="embed" xlink:actuate="onLoad"/>
    <draw:fill-image draw:name="ChartBitmap_20_2" draw:display-name="ChartBitmap 2" xlink:href="Pictures/100000000000000800000008881DB5AB0A5F9F2C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